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7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8" style:family="paragraph" style:parent-style-name="Preformatted_20_Text">
      <style:text-properties fo:color="#000000" fo:font-size="12pt" fo:font-weight="normal" officeooo:rsid="004cca6c" officeooo:paragraph-rsid="004cca6c" fo:background-color="transparent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fo:font-size="12pt" officeooo:rsid="00365d11" officeooo:paragraph-rsid="0018af73" style:font-size-asian="12pt" style:font-size-complex="12pt"/>
    </style:style>
    <style:style style:name="P10" style:family="paragraph" style:parent-style-name="Preformatted_20_Text">
      <style:text-properties fo:color="#000000" style:font-name="Liberation Serif" fo:font-size="12pt" officeooo:rsid="0018af73" officeooo:paragraph-rsid="0018af73" style:font-size-asian="12pt" style:font-size-complex="12pt"/>
    </style:style>
    <style:style style:name="P11" style:family="paragraph" style:parent-style-name="Preformatted_20_Text">
      <style:text-properties fo:color="#000000" style:font-name="Liberation Serif" fo:font-size="12pt" fo:font-weight="bold" officeooo:rsid="0018af73" officeooo:paragraph-rsid="0018af73" style:font-size-asian="12pt" style:font-size-complex="12pt"/>
    </style:style>
    <style:style style:name="P12" style:family="paragraph" style:parent-style-name="Preformatted_20_Text">
      <style:text-properties fo:color="#000000" officeooo:paragraph-rsid="0048b0d1"/>
    </style:style>
    <style:style style:name="P13" style:family="paragraph" style:parent-style-name="Preformatted_20_Text">
      <style:text-properties fo:color="#000000" officeooo:paragraph-rsid="004b4ba4"/>
    </style:style>
    <style:style style:name="P14" style:family="paragraph" style:parent-style-name="Preformatted_20_Text">
      <style:text-properties fo:color="#000000" officeooo:paragraph-rsid="004cca6c"/>
    </style:style>
    <style:style style:name="P15" style:family="paragraph" style:parent-style-name="Preformatted_20_Text">
      <style:text-properties officeooo:paragraph-rsid="0018af73"/>
    </style:style>
    <style:style style:name="P16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17" style:family="paragraph" style:parent-style-name="Preformatted_20_Text">
      <style:text-properties fo:font-size="12pt" officeooo:paragraph-rsid="001ff8d6" style:font-size-asian="12pt" style:font-size-complex="12pt"/>
    </style:style>
    <style:style style:name="P18" style:family="paragraph" style:parent-style-name="Preformatted_20_Text">
      <style:text-properties fo:font-size="12pt" officeooo:paragraph-rsid="0022c875" style:font-size-asian="12pt" style:font-size-complex="12pt"/>
    </style:style>
    <style:style style:name="P19" style:family="paragraph" style:parent-style-name="Preformatted_20_Text">
      <style:text-properties officeooo:paragraph-rsid="001ff8d6"/>
    </style:style>
    <style:style style:name="P20" style:family="paragraph" style:parent-style-name="Preformatted_20_Text">
      <style:text-properties officeooo:paragraph-rsid="0022c875"/>
    </style:style>
    <style:style style:name="P21" style:family="paragraph" style:parent-style-name="Preformatted_20_Text">
      <style:text-properties officeooo:paragraph-rsid="002cf392"/>
    </style:style>
    <style:style style:name="P22" style:family="paragraph" style:parent-style-name="Preformatted_20_Text">
      <style:text-properties fo:color="#800000" fo:font-size="12pt" officeooo:rsid="0018af73" officeooo:paragraph-rsid="0018af73" style:font-size-asian="12pt" style:font-size-complex="12pt"/>
    </style:style>
    <style:style style:name="P23" style:family="paragraph" style:parent-style-name="Preformatted_20_Text">
      <style:text-properties officeooo:paragraph-rsid="004cca6c"/>
    </style:style>
    <style:style style:name="P24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6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27" style:family="paragraph" style:parent-style-name="Standard">
      <style:text-properties fo:color="#808080" fo:font-size="12pt" officeooo:rsid="0018af73" officeooo:paragraph-rsid="00216574" style:font-size-asian="12pt" style:font-size-complex="12pt"/>
    </style:style>
    <style:style style:name="P28" style:family="paragraph" style:parent-style-name="Standard">
      <style:text-properties fo:color="#808080" officeooo:rsid="0018af73" officeooo:paragraph-rsid="00340ef5"/>
    </style:style>
    <style:style style:name="P29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30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fo:font-size="12pt" fo:font-weight="bold" officeooo:rsid="0044faa2" officeooo:paragraph-rsid="0044faa2" fo:background-color="#ffff00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officeooo:rsid="00273d02" officeooo:paragraph-rsid="00273d02"/>
    </style:style>
    <style:style style:name="P35" style:family="paragraph" style:parent-style-name="Standard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37" style:family="paragraph" style:parent-style-name="Standard">
      <style:text-properties fo:font-size="12pt" officeooo:paragraph-rsid="0018af73" style:font-size-asian="12pt" style:font-size-complex="12pt"/>
    </style:style>
    <style:style style:name="P38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39" style:family="paragraph" style:parent-style-name="Standard">
      <style:text-properties officeooo:paragraph-rsid="00273d02"/>
    </style:style>
    <style:style style:name="P40" style:family="paragraph" style:parent-style-name="Text_20_body">
      <style:text-properties fo:color="#000000" style:font-name="Liberation Serif" fo:font-size="12pt" officeooo:rsid="0018af73" officeooo:paragraph-rsid="0018af73" style:font-size-asian="12pt" style:font-size-complex="12pt"/>
    </style:style>
    <style:style style:name="P41" style:family="paragraph" style:parent-style-name="Text_20_body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42" style:family="paragraph" style:parent-style-name="Text_20_body">
      <style:paragraph-properties fo:line-height="115%"/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43" style:family="paragraph" style:parent-style-name="Text_20_body">
      <style:text-properties fo:color="#000000" style:font-name="DejaVu Sans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44" style:family="paragraph" style:parent-style-name="Text_20_body">
      <style:text-properties fo:color="#808080" style:font-name="DejaVu Sans" fo:font-size="12pt" fo:font-weight="bold" officeooo:rsid="0018af73" officeooo:paragraph-rsid="005056c9" fo:background-color="transparent" style:font-size-asian="12pt" style:font-weight-asian="bold" style:font-size-complex="12pt" style:font-weight-complex="bold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 officeooo:paragraph-rsid="0052d736" fo:background-color="#ffdbb6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officeooo:paragraph-rsid="0050d173" style:font-size-asian="12pt" style:font-size-complex="12pt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officeooo:paragraph-rsid="0052d736" fo:background-color="#ffdbb6" style:font-size-asian="12pt" style:font-size-complex="12pt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2d736" fo:background-color="#ffdbb6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2d736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background-color="#ffff00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586bf9" officeooo:paragraph-rsid="00586bf9" fo:background-color="#ffff00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officeooo:rsid="00586bf9" officeooo:paragraph-rsid="00586bf9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8a460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81d41a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971f9" fo:background-color="#81d41a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8e94a" fo:background-color="#ffff00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999999"/>
    </style:style>
    <style:style style:name="P59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0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officeooo:paragraph-rsid="0052d736" fo:background-color="#ffdbb6" style:font-size-asian="12pt" style:font-size-complex="12pt"/>
    </style:style>
    <style:style style:name="P61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999999"/>
    </style:style>
    <style:style style:name="P62" style:family="paragraph" style:parent-style-name="Preformatted_20_Text">
      <style:text-properties fo:font-size="12pt" officeooo:paragraph-rsid="0050d173" style:font-size-asian="12pt" style:font-size-complex="12pt"/>
    </style:style>
    <style:style style:name="P63" style:family="paragraph" style:parent-style-name="Preformatted_20_Text">
      <style:text-properties fo:color="#000000" fo:font-weight="bold" officeooo:rsid="001a0ded" officeooo:paragraph-rsid="0052d736" fo:background-color="#ffff00" style:font-weight-asian="bold" style:font-weight-complex="bold"/>
    </style:style>
    <style:style style:name="P64" style:family="paragraph" style:parent-style-name="Preformatted_20_Text">
      <style:text-properties fo:color="#000000" fo:font-size="12pt" fo:font-weight="bold" officeooo:rsid="0039e5ae" officeooo:paragraph-rsid="0052d736" fo:background-color="#ffdbb6" style:font-size-asian="12pt" style:font-weight-asian="bold" style:font-size-complex="12pt" style:font-weight-complex="bold"/>
    </style:style>
    <style:style style:name="P65" style:family="paragraph" style:parent-style-name="Preformatted_20_Text">
      <style:text-properties fo:color="#808080" fo:font-size="12pt" officeooo:rsid="0039e5ae" officeooo:paragraph-rsid="0052d736" fo:background-color="#ffdbb6" style:font-size-asian="12pt" style:font-size-complex="12pt"/>
    </style:style>
    <style:style style:name="P66" style:family="paragraph" style:parent-style-name="Preformatted_20_Text">
      <style:text-properties officeooo:paragraph-rsid="0039e5ae"/>
    </style:style>
    <style:style style:name="P67" style:family="paragraph" style:parent-style-name="Preformatted_20_Text">
      <style:text-properties fo:color="#000080" officeooo:paragraph-rsid="0039e5ae"/>
    </style:style>
    <style:style style:name="P68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69" style:family="paragraph" style:parent-style-name="Standard">
      <style:text-properties fo:color="#000000" fo:font-size="12pt" fo:font-weight="bold" officeooo:rsid="0039e5ae" officeooo:paragraph-rsid="0052d736" fo:background-color="#ffbf00" style:font-size-asian="12pt" style:font-weight-asian="bold" style:font-size-complex="12pt" style:font-weight-complex="bold"/>
    </style:style>
    <style:style style:name="P70" style:family="paragraph" style:parent-style-name="Standard">
      <style:text-properties fo:color="#000000" fo:font-size="12pt" fo:font-weight="normal" officeooo:rsid="0039e5ae" officeooo:paragraph-rsid="0052d736" fo:background-color="#ffdbb6" style:font-size-asian="12pt" style:font-weight-asian="normal" style:font-size-complex="12pt" style:font-weight-complex="normal"/>
    </style:style>
    <style:style style:name="P71" style:family="paragraph" style:parent-style-name="Standard">
      <style:text-properties fo:color="#000000" fo:font-size="12pt" officeooo:rsid="0039e5ae" officeooo:paragraph-rsid="0052d736" fo:background-color="#ffdbb6" style:font-size-asian="12pt" style:font-size-complex="12pt"/>
    </style:style>
    <style:style style:name="P72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73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74" style:family="paragraph" style:parent-style-name="Standard">
      <style:text-properties fo:color="#808080" fo:font-size="12pt" officeooo:rsid="0039e5ae" officeooo:paragraph-rsid="0052d736" fo:background-color="#ffdbb6" style:font-size-asian="12pt" style:font-size-complex="12pt"/>
    </style:style>
    <style:style style:name="P75" style:family="paragraph" style:parent-style-name="Standard">
      <style:text-properties officeooo:paragraph-rsid="0039e5ae"/>
    </style:style>
    <style:style style:name="P76" style:family="paragraph" style:parent-style-name="Standard">
      <style:text-properties fo:color="#000080" style:font-name="Liberation Mono" fo:font-size="14pt" fo:font-weight="bold" officeooo:rsid="00428981" officeooo:paragraph-rsid="0039e5ae" fo:background-color="#ffff00" style:font-name-asian="Noto Sans Mono CJK SC" style:font-size-asian="14pt" style:font-weight-asian="bold" style:font-name-complex="Liberation Mono" style:font-size-complex="14pt" style:font-weight-complex="bold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808000" fo:font-weight="bold" officeooo:rsid="001a0ded" fo:background-color="#ffff00" loext:char-shading-value="0" style:font-weight-asian="bold" style:font-weight-complex="bold"/>
    </style:style>
    <style:style style:name="T7" style:family="text">
      <style:text-properties fo:color="#808000" officeooo:rsid="00570290"/>
    </style:style>
    <style:style style:name="T8" style:family="text">
      <style:text-properties fo:color="#808000" fo:background-color="#81d41a" loext:char-shading-value="0"/>
    </style:style>
    <style:style style:name="T9" style:family="text">
      <style:text-properties fo:color="#808000"/>
    </style:style>
    <style:style style:name="T10" style:family="text">
      <style:text-properties fo:color="#808000" fo:background-color="#ffff00" loext:char-shading-value="0"/>
    </style:style>
    <style:style style:name="T11" style:family="text">
      <style:text-properties fo:color="#c0c0c0"/>
    </style:style>
    <style:style style:name="T12" style:family="text">
      <style:text-properties fo:color="#c0c0c0" officeooo:rsid="0018af73"/>
    </style:style>
    <style:style style:name="T13" style:family="text">
      <style:text-properties fo:color="#c0c0c0" fo:font-size="12pt" officeooo:rsid="0018af73" style:font-size-asian="12pt" style:font-size-complex="12pt"/>
    </style:style>
    <style:style style:name="T14" style:family="text">
      <style:text-properties fo:color="#c0c0c0" fo:font-size="12pt" officeooo:rsid="001d5c0e" style:font-size-asian="12pt" style:font-size-complex="12pt"/>
    </style:style>
    <style:style style:name="T15" style:family="text">
      <style:text-properties fo:color="#c0c0c0" fo:font-size="12pt" officeooo:rsid="004cca6c" style:font-size-asian="12pt" style:font-size-complex="12pt"/>
    </style:style>
    <style:style style:name="T16" style:family="text">
      <style:text-properties fo:color="#c0c0c0" fo:font-size="12pt" officeooo:rsid="00428981" style:font-size-asian="12pt" style:font-size-complex="12pt"/>
    </style:style>
    <style:style style:name="T17" style:family="text">
      <style:text-properties fo:color="#c0c0c0" fo:font-weight="bold" officeooo:rsid="001a0ded" fo:background-color="#ffff00" loext:char-shading-value="0" style:font-weight-asian="bold" style:font-weight-complex="bold"/>
    </style:style>
    <style:style style:name="T18" style:family="text">
      <style:text-properties fo:color="#c0c0c0" officeooo:rsid="00570290"/>
    </style:style>
    <style:style style:name="T19" style:family="text">
      <style:text-properties fo:color="#c0c0c0" fo:background-color="#81d41a" loext:char-shading-value="0"/>
    </style:style>
    <style:style style:name="T20" style:family="text">
      <style:text-properties fo:color="#c0c0c0" fo:background-color="#81d41a" loext:char-shading-value="0"/>
    </style:style>
    <style:style style:name="T21" style:family="text">
      <style:text-properties fo:color="#c0c0c0"/>
    </style:style>
    <style:style style:name="T22" style:family="text">
      <style:text-properties fo:color="#c0c0c0" fo:background-color="#ffff00" loext:char-shading-value="0"/>
    </style:style>
    <style:style style:name="T23" style:family="text">
      <style:text-properties fo:color="#00677c"/>
    </style:style>
    <style:style style:name="T24" style:family="text">
      <style:text-properties fo:color="#00677c" fo:font-weight="bold"/>
    </style:style>
    <style:style style:name="T25" style:family="text">
      <style:text-properties fo:color="#00677c" fo:font-weight="bold" officeooo:rsid="0018af73"/>
    </style:style>
    <style:style style:name="T26" style:family="text">
      <style:text-properties fo:color="#00677c" fo:font-weight="bold" fo:background-color="#ffff00" loext:char-shading-value="0"/>
    </style:style>
    <style:style style:name="T27" style:family="text">
      <style:text-properties fo:color="#00677c" fo:font-weight="bold" officeooo:rsid="001a0ded" fo:background-color="#ffff00" loext:char-shading-value="0" style:font-weight-asian="bold" style:font-weight-complex="bold"/>
    </style:style>
    <style:style style:name="T28" style:family="text">
      <style:text-properties fo:color="#00677c" fo:font-weight="bold" officeooo:rsid="0018af73" fo:background-color="#f6f9d4" loext:char-shading-value="0"/>
    </style:style>
    <style:style style:name="T29" style:family="text">
      <style:text-properties fo:color="#00677c" fo:font-weight="bold" officeooo:rsid="0058a460"/>
    </style:style>
    <style:style style:name="T30" style:family="text">
      <style:text-properties fo:color="#00677c" fo:font-weight="bold" fo:background-color="#81d41a" loext:char-shading-value="0"/>
    </style:style>
    <style:style style:name="T31" style:family="text">
      <style:text-properties fo:color="#00677c" fo:font-weight="bold"/>
    </style:style>
    <style:style style:name="T32" style:family="text">
      <style:text-properties fo:color="#00677c" fo:font-size="12pt" fo:font-weight="bold" style:font-size-asian="12pt" style:font-size-complex="12pt"/>
    </style:style>
    <style:style style:name="T33" style:family="text">
      <style:text-properties fo:color="#00677c" fo:font-size="12pt" fo:font-weight="bold" officeooo:rsid="0018af73" style:font-size-asian="12pt" style:font-size-complex="12pt"/>
    </style:style>
    <style:style style:name="T34" style:family="text">
      <style:text-properties fo:color="#00677c" fo:font-size="12pt" fo:font-weight="bold" officeooo:rsid="001d5c0e" style:font-size-asian="12pt" style:font-size-complex="12pt"/>
    </style:style>
    <style:style style:name="T35" style:family="text">
      <style:text-properties fo:color="#00677c" fo:font-size="12pt" fo:font-weight="bold" officeooo:rsid="004cca6c" style:font-size-asian="12pt" style:font-size-complex="12pt"/>
    </style:style>
    <style:style style:name="T36" style:family="text">
      <style:text-properties fo:color="#00677c" fo:font-size="12pt" officeooo:rsid="0018af73" style:font-size-asian="12pt" style:font-size-complex="12pt"/>
    </style:style>
    <style:style style:name="T37" style:family="text">
      <style:text-properties fo:color="#00677c" officeooo:rsid="00240dce"/>
    </style:style>
    <style:style style:name="T38" style:family="text">
      <style:text-properties fo:color="#00677c" officeooo:rsid="001a0ded" fo:background-color="transparent" loext:char-shading-value="0"/>
    </style:style>
    <style:style style:name="T39" style:family="text">
      <style:text-properties fo:color="#ce5c00"/>
    </style:style>
    <style:style style:name="T40" style:family="text">
      <style:text-properties fo:color="#ce5c00" officeooo:rsid="0018af73"/>
    </style:style>
    <style:style style:name="T41" style:family="text">
      <style:text-properties fo:color="#ce5c00" officeooo:rsid="001f1444"/>
    </style:style>
    <style:style style:name="T42" style:family="text">
      <style:text-properties fo:color="#ce5c00" fo:font-size="12pt" officeooo:rsid="0018af73" style:font-size-asian="12pt" style:font-size-complex="12pt"/>
    </style:style>
    <style:style style:name="T43" style:family="text">
      <style:text-properties fo:color="#ce5c00" fo:font-size="12pt" officeooo:rsid="001f1444" style:font-size-asian="12pt" style:font-size-complex="12pt"/>
    </style:style>
    <style:style style:name="T44" style:family="text">
      <style:text-properties fo:color="#ce5c00" fo:font-style="italic"/>
    </style:style>
    <style:style style:name="T45" style:family="text">
      <style:text-properties fo:color="#000080"/>
    </style:style>
    <style:style style:name="T46" style:family="text">
      <style:text-properties fo:color="#000080" fo:font-size="12pt" officeooo:rsid="00428981" style:font-size-asian="12pt" style:font-size-complex="12pt"/>
    </style:style>
    <style:style style:name="T47" style:family="text">
      <style:text-properties fo:color="#000080" officeooo:rsid="00570290"/>
    </style:style>
    <style:style style:name="T48" style:family="text">
      <style:text-properties fo:color="#000080" fo:font-style="italic"/>
    </style:style>
    <style:style style:name="T49" style:family="text">
      <style:text-properties fo:color="#000080" officeooo:rsid="0058e94a"/>
    </style:style>
    <style:style style:name="T50" style:family="text">
      <style:text-properties fo:color="#000080" fo:background-color="#81d41a" loext:char-shading-value="0"/>
    </style:style>
    <style:style style:name="T51" style:family="text">
      <style:text-properties fo:color="#000080" fo:background-color="#81d41a" loext:char-shading-value="0"/>
    </style:style>
    <style:style style:name="T52" style:family="text">
      <style:text-properties fo:color="#000080"/>
    </style:style>
    <style:style style:name="T53" style:family="text">
      <style:text-properties fo:color="#000080" fo:background-color="#ffff00" loext:char-shading-value="0"/>
    </style:style>
    <style:style style:name="T54" style:family="text">
      <style:text-properties fo:color="#000080" officeooo:rsid="005971f9" fo:background-color="#ffff00" loext:char-shading-value="0"/>
    </style:style>
    <style:style style:name="T55" style:family="text">
      <style:text-properties fo:color="#000080" officeooo:rsid="005971f9"/>
    </style:style>
    <style:style style:name="T56" style:family="text">
      <style:text-properties fo:color="#000080" officeooo:rsid="005b4e6c"/>
    </style:style>
    <style:style style:name="T57" style:family="text">
      <style:text-properties fo:color="#800080"/>
    </style:style>
    <style:style style:name="T58" style:family="text">
      <style:text-properties fo:color="#800080" fo:font-size="12pt" officeooo:rsid="004cca6c" style:font-size-asian="12pt" style:font-size-complex="12pt"/>
    </style:style>
    <style:style style:name="T59" style:family="text">
      <style:text-properties fo:color="#800080" officeooo:rsid="00570290"/>
    </style:style>
    <style:style style:name="T60" style:family="text">
      <style:text-properties fo:color="#800080" fo:font-weight="bold" officeooo:rsid="00570290"/>
    </style:style>
    <style:style style:name="T61" style:family="text">
      <style:text-properties fo:color="#800080" style:font-name="Liberation Mono" fo:font-size="10pt" officeooo:rsid="00570290" style:font-name-asian="Noto Sans Mono CJK SC" style:font-size-asian="10pt" style:font-name-complex="Liberation Mono" style:font-size-complex="10pt"/>
    </style:style>
    <style:style style:name="T62" style:family="text">
      <style:text-properties fo:color="#800080" fo:background-color="#81d41a" loext:char-shading-value="0"/>
    </style:style>
    <style:style style:name="T63" style:family="text">
      <style:text-properties fo:color="#800080"/>
    </style:style>
    <style:style style:name="T64" style:family="text">
      <style:text-properties fo:color="#800080" fo:background-color="#ffff00" loext:char-shading-value="0"/>
    </style:style>
    <style:style style:name="T65" style:family="text">
      <style:text-properties fo:font-weight="bold" officeooo:rsid="001a0ded" fo:background-color="#ffff00" loext:char-shading-value="0" style:font-weight-asian="bold" style:font-weight-complex="bold"/>
    </style:style>
    <style:style style:name="T66" style:family="text">
      <style:text-properties fo:font-weight="bold" officeooo:rsid="0034941e" fo:background-color="#ffff00" loext:char-shading-value="0" style:font-weight-asian="bold" style:font-weight-complex="bold"/>
    </style:style>
    <style:style style:name="T67" style:family="text">
      <style:text-properties fo:color="#092e64"/>
    </style:style>
    <style:style style:name="T68" style:family="text">
      <style:text-properties fo:color="#092e64" officeooo:rsid="0018af73"/>
    </style:style>
    <style:style style:name="T69" style:family="text">
      <style:text-properties fo:color="#092e64" fo:font-size="12pt" officeooo:rsid="0018af73" style:font-size-asian="12pt" style:font-size-complex="12pt"/>
    </style:style>
    <style:style style:name="T70" style:family="text">
      <style:text-properties fo:color="#092e64" fo:font-size="12pt" officeooo:rsid="001d5c0e" style:font-size-asian="12pt" style:font-size-complex="12pt"/>
    </style:style>
    <style:style style:name="T71" style:family="text">
      <style:text-properties fo:color="#092e64" fo:font-size="12pt" officeooo:rsid="004cca6c" style:font-size-asian="12pt" style:font-size-complex="12pt"/>
    </style:style>
    <style:style style:name="T72" style:family="text">
      <style:text-properties fo:color="#092e64" fo:background-color="#81d41a" loext:char-shading-value="0"/>
    </style:style>
    <style:style style:name="T73" style:family="text">
      <style:text-properties fo:color="#092e64"/>
    </style:style>
    <style:style style:name="T74" style:family="text">
      <style:text-properties fo:color="#092e64" fo:background-color="#ffff00" loext:char-shading-value="0"/>
    </style:style>
    <style:style style:name="T75" style:family="text">
      <style:text-properties fo:color="#800000"/>
    </style:style>
    <style:style style:name="T76" style:family="text">
      <style:text-properties fo:color="#800000" officeooo:rsid="0025d2fe"/>
    </style:style>
    <style:style style:name="T77" style:family="text">
      <style:text-properties fo:color="#800000" fo:font-size="12pt" style:font-size-asian="12pt" style:font-size-complex="12pt"/>
    </style:style>
    <style:style style:name="T78" style:family="text">
      <style:text-properties fo:color="#800000" fo:font-size="12pt" officeooo:rsid="0018af73" style:font-size-asian="12pt" style:font-size-complex="12pt"/>
    </style:style>
    <style:style style:name="T79" style:family="text">
      <style:text-properties fo:color="#800000" fo:font-size="12pt" officeooo:rsid="0048b0d1" style:font-size-asian="12pt" style:font-size-complex="12pt"/>
    </style:style>
    <style:style style:name="T80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81" style:family="text">
      <style:text-properties officeooo:rsid="001a0ded"/>
    </style:style>
    <style:style style:name="T82" style:family="text">
      <style:text-properties fo:color="#808080" fo:font-size="12pt" officeooo:rsid="00273d02" style:font-size-asian="12pt" style:font-size-complex="12pt"/>
    </style:style>
    <style:style style:name="T83" style:family="text">
      <style:text-properties fo:color="#808080" fo:font-size="12pt" officeooo:rsid="0018af73" style:font-size-asian="12pt" style:font-size-complex="12pt"/>
    </style:style>
    <style:style style:name="T84" style:family="text">
      <style:text-properties fo:color="#808080" fo:font-size="12pt" officeooo:rsid="00428981" style:font-size-asian="12pt" style:font-size-complex="12pt"/>
    </style:style>
    <style:style style:name="T85" style:family="text">
      <style:text-properties fo:color="#808080" style:font-name="Liberation Mono" fo:font-size="12pt" officeooo:rsid="00428981" style:font-name-asian="Noto Sans Mono CJK SC" style:font-size-asian="12pt" style:font-name-complex="Liberation Mono" style:font-size-complex="12pt"/>
    </style:style>
    <style:style style:name="T86" style:family="text">
      <style:text-properties officeooo:rsid="001bc4f7"/>
    </style:style>
    <style:style style:name="T87" style:family="text">
      <style:text-properties fo:color="#000000"/>
    </style:style>
    <style:style style:name="T88" style:family="text">
      <style:text-properties fo:color="#000000" officeooo:rsid="001f1444"/>
    </style:style>
    <style:style style:name="T89" style:family="text">
      <style:text-properties fo:color="#000000" fo:font-size="12pt" officeooo:rsid="001f1444" style:font-size-asian="12pt" style:font-size-complex="12pt"/>
    </style:style>
    <style:style style:name="T90" style:family="text">
      <style:text-properties fo:color="#000000" fo:font-size="12pt" officeooo:rsid="00273d02" style:font-size-asian="12pt" style:font-size-complex="12pt"/>
    </style:style>
    <style:style style:name="T91" style:family="text">
      <style:text-properties fo:color="#000000" fo:font-size="12pt" officeooo:rsid="0029f672" style:font-size-asian="12pt" style:font-size-complex="12pt"/>
    </style:style>
    <style:style style:name="T92" style:family="text">
      <style:text-properties fo:color="#000000" fo:font-size="12pt" officeooo:rsid="002cf392" style:font-size-asian="12pt" style:font-size-complex="12pt"/>
    </style:style>
    <style:style style:name="T93" style:family="text">
      <style:text-properties fo:color="#000000" fo:font-size="12pt" officeooo:rsid="00365d11" style:font-size-asian="12pt" style:font-size-complex="12pt"/>
    </style:style>
    <style:style style:name="T94" style:family="text">
      <style:text-properties fo:color="#000000" fo:font-size="12pt" officeooo:rsid="004cca6c" style:font-size-asian="12pt" style:font-size-complex="12pt"/>
    </style:style>
    <style:style style:name="T95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96" style:family="text">
      <style:text-properties fo:color="#000000" fo:font-size="12pt" fo:font-weight="bold" officeooo:rsid="0036d76f" style:font-size-asian="12pt" style:font-weight-asian="bold" style:font-size-complex="12pt" style:font-weight-complex="bold"/>
    </style:style>
    <style:style style:name="T97" style:family="text">
      <style:text-properties fo:color="#000000" fo:font-size="12pt" fo:font-weight="bold" officeooo:rsid="00365d11" style:font-size-asian="12pt" style:font-size-complex="12pt"/>
    </style:style>
    <style:style style:name="T98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fo:font-size="12pt" fo:font-weight="normal" officeooo:rsid="004cca6c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fo:color="#000000" fo:font-size="12pt" fo:font-weight="normal" officeooo:rsid="0036d76f" style:font-size-asian="12pt" style:font-weight-asian="normal" style:font-size-complex="12pt" style:font-weight-complex="normal"/>
    </style:style>
    <style:style style:name="T101" style:family="text">
      <style:text-properties fo:color="#000000" style:font-name="Liberation Mono" officeooo:rsid="0022c875" style:font-name-asian="Noto Sans Mono CJK SC" style:font-name-complex="Liberation Mono"/>
    </style:style>
    <style:style style:name="T102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103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104" style:family="text">
      <style:text-properties fo:color="#000000" style:font-name="Liberation Mono" fo:font-size="12pt" officeooo:rsid="0036d76f" style:font-name-asian="Noto Sans Mono CJK SC" style:font-size-asian="12pt" style:font-name-complex="Liberation Mono" style:font-size-complex="12pt"/>
    </style:style>
    <style:style style:name="T105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106" style:family="text">
      <style:text-properties fo:color="#000000" officeooo:rsid="00240dce"/>
    </style:style>
    <style:style style:name="T107" style:family="text">
      <style:text-properties fo:color="#000000" officeooo:rsid="0025d2fe"/>
    </style:style>
    <style:style style:name="T108" style:family="text">
      <style:text-properties fo:color="#000000" officeooo:rsid="00273d02"/>
    </style:style>
    <style:style style:name="T109" style:family="text">
      <style:text-properties fo:color="#000000" officeooo:rsid="002f06a7"/>
    </style:style>
    <style:style style:name="T110" style:family="text">
      <style:text-properties fo:color="#000000" officeooo:rsid="00365d11"/>
    </style:style>
    <style:style style:name="T111" style:family="text">
      <style:text-properties fo:color="#000000" officeooo:rsid="0036d76f"/>
    </style:style>
    <style:style style:name="T112" style:family="text">
      <style:text-properties fo:color="#000000" officeooo:rsid="00570290"/>
    </style:style>
    <style:style style:name="T113" style:family="text">
      <style:text-properties fo:color="#000000" officeooo:rsid="0058a460"/>
    </style:style>
    <style:style style:name="T114" style:family="text">
      <style:text-properties fo:color="#000000" fo:font-weight="bold" officeooo:rsid="0058a460"/>
    </style:style>
    <style:style style:name="T115" style:family="text">
      <style:text-properties fo:color="#000000" fo:font-weight="normal" officeooo:rsid="0058a460" style:font-weight-asian="normal" style:font-weight-complex="normal"/>
    </style:style>
    <style:style style:name="T116" style:family="text">
      <style:text-properties fo:color="#000000" officeooo:rsid="0058e94a"/>
    </style:style>
    <style:style style:name="T117" style:family="text">
      <style:text-properties fo:color="#000000" officeooo:rsid="0058e94a" fo:background-color="#ffff00" loext:char-shading-value="0"/>
    </style:style>
    <style:style style:name="T118" style:family="text">
      <style:text-properties fo:font-size="12pt" officeooo:rsid="001d5c0e" style:font-size-asian="12pt" style:font-size-complex="12pt"/>
    </style:style>
    <style:style style:name="T119" style:family="text">
      <style:text-properties fo:font-size="12pt" officeooo:rsid="001f1444" style:font-size-asian="12pt" style:font-size-complex="12pt"/>
    </style:style>
    <style:style style:name="T120" style:family="text">
      <style:text-properties fo:font-size="12pt" officeooo:rsid="0048b0d1" style:font-size-asian="12pt" style:font-size-complex="12pt"/>
    </style:style>
    <style:style style:name="T121" style:family="text">
      <style:text-properties fo:font-size="12pt" officeooo:rsid="004b4ba4" style:font-size-asian="12pt" style:font-size-complex="12pt"/>
    </style:style>
    <style:style style:name="T122" style:family="text">
      <style:text-properties fo:font-size="12pt" officeooo:rsid="004cca6c" style:font-size-asian="12pt" style:font-size-complex="12pt"/>
    </style:style>
    <style:style style:name="T123" style:family="text">
      <style:text-properties fo:font-size="12pt" officeooo:rsid="004e6aa2" style:font-size-asian="12pt" style:font-size-complex="12pt"/>
    </style:style>
    <style:style style:name="T124" style:family="text">
      <style:text-properties fo:font-size="12pt" fo:font-weight="normal" officeooo:rsid="0048b0d1" fo:background-color="transparent" loext:char-shading-value="0" style:font-size-asian="12pt" style:font-weight-asian="normal" style:font-size-complex="12pt" style:font-weight-complex="normal"/>
    </style:style>
    <style:style style:name="T125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126" style:family="text">
      <style:text-properties style:font-name="Liberation Mono" fo:font-size="10pt" officeooo:rsid="00570290" style:font-name-asian="Noto Sans Mono CJK SC" style:font-size-asian="10pt" style:font-name-complex="Liberation Mono" style:font-size-complex="10pt"/>
    </style:style>
    <style:style style:name="T127" style:family="text">
      <style:text-properties fo:background-color="transparent" loext:char-shading-value="0"/>
    </style:style>
    <style:style style:name="T128" style:family="text">
      <style:text-properties officeooo:rsid="001a0ded" fo:background-color="transparent" loext:char-shading-value="0"/>
    </style:style>
    <style:style style:name="T129" style:family="text">
      <style:text-properties officeooo:rsid="002ef394"/>
    </style:style>
    <style:style style:name="T130" style:family="text">
      <style:text-properties officeooo:rsid="002f06a7"/>
    </style:style>
    <style:style style:name="T131" style:family="text">
      <style:text-properties officeooo:rsid="001a0ded" fo:background-color="#ffff00" loext:char-shading-value="0" style:font-weight-asian="bold" style:font-weight-complex="bold"/>
    </style:style>
    <style:style style:name="T132" style:family="text">
      <style:text-properties officeooo:rsid="003447f9" fo:background-color="#ffff00" loext:char-shading-value="0" style:font-weight-asian="bold" style:font-weight-complex="bold"/>
    </style:style>
    <style:style style:name="T133" style:family="text">
      <style:text-properties fo:color="#008000"/>
    </style:style>
    <style:style style:name="T134" style:family="text">
      <style:text-properties officeooo:rsid="003b2bf5"/>
    </style:style>
    <style:style style:name="T135" style:family="text">
      <style:text-properties fo:font-style="italic"/>
    </style:style>
    <style:style style:name="T136" style:family="text">
      <style:text-properties officeooo:rsid="0050d173"/>
    </style:style>
    <style:style style:name="T137" style:family="text">
      <style:text-properties officeooo:rsid="00570290"/>
    </style:style>
    <style:style style:name="T138" style:family="text">
      <style:text-properties officeooo:rsid="0058a4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Где инициализируются светодиоды?</text:p>
      <text:p text:style-name="P6"><text:span text:style-name="T57">GPIO</text:span>::<text:span text:style-name="T23">GPIO</text:span>()</text:p>
      <text:p text:style-name="P33"><text:span text:style-name="T127">вызывается <text:s text:c="2"/></text:span><text:span text:style-name="T38">initLEDs</text:span><text:span text:style-name="T128">()</text:span></text:p>
      <text:p text:style-name="P31"/>
      <text:p text:style-name="P1"><text:span text:style-name="T106">В функции</text:span><text:span text:style-name="T37"> </text:span><text:span text:style-name="T23">MX_GPIO_Init</text:span>() <text:span text:style-name="T106">создается поток</text:span></text:p>
      <text:p text:style-name="P1"><text:span text:style-name="T23">osThreadCreate</text:span>(<text:span text:style-name="T45">osThread</text:span>(<text:span text:style-name="T24">switchLEDsThread</text:span>)</text:p>
      <text:p text:style-name="P21"><text:span text:style-name="T92">L</text:span><text:span text:style-name="T103">1</text:span><text:span text:style-name="T92"> – L</text:span><text:span text:style-name="T103">6</text:span><text:span text:style-name="T92"> (PG6-PG8 PC10-PC12)</text:span></text:p>
      <text:p text:style-name="P1"><text:span text:style-name="T107">В цикле в зависимости от </text:span><text:span text:style-name="T76"><text:s/></text:span><text:span text:style-name="T75">aLeds</text:span>[<text:span text:style-name="T67">i</text:span>].<text:span text:style-name="T75">ledState <text:s/></text:span><text:span text:style-name="T107">включаем светодиодиод или гасим</text:span></text:p>
      <text:p text:style-name="P39"><text:span text:style-name="T90">Привязка к пинам </text:span><text:span text:style-name="T95">только здесь</text:span><text:span text:style-name="T90"> </text:span><text:span text:style-name="T91">, </text:span><text:span text:style-name="T90">во всех остальных местах используется</text:span><text:span text:style-name="T82"> </text:span><text:span text:style-name="T57">GPIO::getInstance()→aLeds[i].ledState</text:span></text:p>
      <text:p text:style-name="P34">Сейчас порядок такой <text:s/></text:p>
      <text:p text:style-name="P39"><text:span text:style-name="T108">0 <text:s/></text:span><text:span text:style-name="T109">1</text:span></text:p>
      <text:p text:style-name="P39"><text:span text:style-name="T109">2</text:span><text:span text:style-name="T108"> <text:s/></text:span><text:span text:style-name="T109">3</text:span></text:p>
      <text:p text:style-name="P39"><text:span text:style-name="T109">4</text:span><text:span text:style-name="T108"> <text:s/>5</text:span></text:p>
      <text:p text:style-name="P31">Где инициализируются рычаги?</text:p>
      <text:p text:style-name="P7"><text:span text:style-name="T57">GPIO</text:span>::<text:span text:style-name="T23">GPIO</text:span>() <text:s/><text:span text:style-name="T129">Привязка к пинам </text:span><text:span text:style-name="T130">только здесь</text:span></text:p>
      <text:p text:style-name="P4"><text:span text:style-name="T106">В функции</text:span><text:span text:style-name="T37"> </text:span><text:span text:style-name="T23">MX_GPIO_Init</text:span>() <text:span text:style-name="T106">создается поток</text:span></text:p>
      <text:p text:style-name="P6"><text:span text:style-name="T23">osThreadCreate</text:span>(<text:span text:style-name="T45">osThread</text:span>(<text:span text:style-name="T24">readButtonThread</text:span>)</text:p>
      <text:p text:style-name="P21"><text:span text:style-name="T105">K1</text:span><text:span text:style-name="T98"> – </text:span><text:span text:style-name="T105">K6</text:span><text:span text:style-name="T98"> (PG</text:span><text:span text:style-name="T105">9</text:span><text:span text:style-name="T98">-P</text:span><text:span text:style-name="T105">G14</text:span><text:span text:style-name="T98">)</text:span></text:p>
      <text:p text:style-name="P5"/>
      <text:p text:style-name="P12"><text:span text:style-name="T124">Значение кнопки заносится в кольцевой буфер </text:span><text:span text:style-name="T80">ringBufferRx</text:span><text:span text:style-name="T77"> </text:span><text:span text:style-name="T120">(защищен мьютексом </text:span><text:span text:style-name="T79">mutexRingBufferRx_id )</text:span></text:p>
      <text:p text:style-name="P13"><text:span text:style-name="T120">И</text:span><text:span text:style-name="T121">з кольцевого буфера читается в потоке </text:span><text:span text:style-name="T32">trackRingBufferThread</text:span></text:p>
      <text:p text:style-name="P23"><text:span text:style-name="T99">Если не установлен флаг </text:span><text:span text:style-name="T77">testFlag </text:span><text:span text:style-name="T94">то вызывается </text:span><text:span text:style-name="T58">CallControl</text:span><text:span text:style-name="T122">::</text:span><text:span text:style-name="T35">button</text:span><text:span text:style-name="T122">(</text:span><text:span text:style-name="T58">PackageRx</text:span><text:span text:style-name="T15"> </text:span><text:span text:style-name="T71">pack</text:span><text:span text:style-name="T122">) <text:s/></text:span><text:span text:style-name="T123">далее </text:span></text:p>
      <text:p text:style-name="P14"><text:span text:style-name="T58">CallControl</text:span><text:span text:style-name="T122">::</text:span><text:span text:style-name="T35">handleClick</text:span><text:span text:style-name="T122">(</text:span><text:span text:style-name="T58">PackageRx</text:span><text:span text:style-name="T15"> </text:span><text:span text:style-name="T71">pack</text:span><text:span text:style-name="T122">) </text:span><text:span text:style-name="T123">и т.д.</text:span></text:p>
      <text:p text:style-name="P8"/>
      <text:p text:style-name="P5"/>
      <text:p text:style-name="P31">Разбор конфига – в какие структуры записываются данные?</text:p>
      <text:p text:style-name="P1"><text:span text:style-name="T2">void</text:span><text:span text:style-name="T11"> </text:span><text:span text:style-name="T57">Json</text:span>::<text:span text:style-name="T24">configStation</text:span>()</text:p>
      <text:p text:style-name="P15"><text:span text:style-name="T78">thisStation <text:s text:c="3"/></text:span><text:span text:style-name="T93">публичный экземпляр </text:span><text:span text:style-name="T104">структуры</text:span><text:span text:style-name="T93"> </text:span><text:span text:style-name="T97">ThisStation </text:span><text:span text:style-name="T100">в классе </text:span><text:span text:style-name="T96">Json</text:span></text:p>
      <text:p text:style-name="P22"><text:span text:style-name="T110">keysBuffer – </text:span><text:span text:style-name="T111">вектор структур Keys</text:span></text:p>
      <text:p text:style-name="P9"/>
      <text:p text:style-name="P26"/>
      <text:p text:style-name="P43"/>
      <text:p text:style-name="P44"/>
      <text:p text:style-name="P11"><text:span text:style-name="T131">TIM3 <text:s/></text:span><text:span text:style-name="T132">15c <text:s/>интервал</text:span></text:p>
      <text:p text:style-name="P41"/>
      <text:p text:style-name="P10"><text:span text:style-name="T6">static</text:span><text:span text:style-name="T17"> </text:span><text:span text:style-name="T6">void</text:span><text:span text:style-name="T17"> </text:span><text:span text:style-name="T27">MX_DMA_Init</text:span><text:span text:style-name="T65">(</text:span><text:span text:style-name="T6">void</text:span><text:span text:style-name="T65">) <text:s text:c="2"/></text:span><text:span text:style-name="T66">unused ??</text:span></text:p>
      <text:p text:style-name="P41"/>
      <text:p text:style-name="P42"/>
      <text:p text:style-name="P40"><text:span text:style-name="T65">Error OSTimer::startstart 43</text:span> </text:p>
      <text:p text:style-name="P35"/>
      <text:p text:style-name="P28"/>
      <text:p text:style-name="P36"/>
      <text:p text:style-name="P69">Замена TIM1 на TIM6</text:p>
      <text:p text:style-name="P70">main.c</text:p>
      <text:p text:style-name="P65"><text:span text:style-name="T2">void</text:span><text:span text:style-name="T11"> </text:span><text:span text:style-name="T24">HAL_TIM_PeriodElapsedCallback</text:span>(<text:span text:style-name="T57">TIM_HandleTypeDef</text:span><text:span text:style-name="T11"> </text:span>*<text:span text:style-name="T67">htim</text:span>)</text:p>
      <text:p text:style-name="P49">{</text:p>
      <text:p text:style-name="P49"><text:span text:style-name="T11"><text:s text:c="2"/></text:span><text:span text:style-name="T2">if</text:span><text:span text:style-name="T11"> </text:span>(<text:span text:style-name="T67">htim</text:span>-&gt;<text:span text:style-name="T75">Instance</text:span><text:span text:style-name="T11"> </text:span>==<text:span text:style-name="T11"> </text:span><text:span text:style-name="T45">TIM6</text:span>)<text:span text:style-name="T11"> </text:span>{</text:p>
      <text:p text:style-name="P49"><text:span text:style-name="T11"><text:s text:c="4"/></text:span><text:span text:style-name="T23">HAL_IncTick</text:span>();</text:p>
      <text:p text:style-name="P49"><text:span text:style-name="T11"><text:s text:c="2"/></text:span>}</text:p>
      <text:p text:style-name="P49">}</text:p>
      <text:p text:style-name="P49"><text:soft-page-break/></text:p>
      <text:p text:style-name="P71">stm32h7xx_hal_timebase_tim.c</text:p>
      <text:p text:style-name="P65"><text:span text:style-name="T57">TIM_HandleTypeDef</text:span><text:span text:style-name="T11"> <text:s text:c="7"/></text:span><text:span text:style-name="T39">htim6</text:span>;</text:p>
      <text:p text:style-name="P65"><text:span text:style-name="T57">HAL_StatusTypeDef</text:span><text:span text:style-name="T11"> </text:span><text:span text:style-name="T24">HAL_InitTick</text:span>(<text:span text:style-name="T57">uint32_t</text:span><text:span text:style-name="T11"> </text:span><text:span text:style-name="T67">TickPriority</text:span>) <text:span text:style-name="T134">сильно меняется</text:span></text:p>
      <text:p text:style-name="P65"><text:span text:style-name="T2">void</text:span><text:span text:style-name="T11"> </text:span><text:span text:style-name="T24">HAL_ResumeTick</text:span>(<text:span text:style-name="T2">void</text:span>)</text:p>
      <text:p text:style-name="P49">{</text:p>
      <text:p text:style-name="P49"><text:span text:style-name="T11"><text:s text:c="2"/></text:span><text:span text:style-name="T133">/*</text:span><text:span text:style-name="T11"> </text:span><text:span text:style-name="T133">Enable</text:span><text:span text:style-name="T11"> </text:span><text:span text:style-name="T133">TIM6</text:span><text:span text:style-name="T11"> </text:span><text:span text:style-name="T133">Update</text:span><text:span text:style-name="T11"> </text:span><text:span text:style-name="T133">interrupt</text:span><text:span text:style-name="T11"> </text:span><text:span text:style-name="T133">*/</text:span></text:p>
      <text:p text:style-name="P49"><text:span text:style-name="T11"><text:s text:c="2"/></text:span><text:span text:style-name="T45">__HAL_TIM_ENABLE_IT</text:span>(&amp;<text:span text:style-name="T39">htim6</text:span>,<text:span text:style-name="T11"> </text:span><text:span text:style-name="T45">TIM_IT_UPDATE</text:span>);</text:p>
      <text:p text:style-name="P49">}</text:p>
      <text:p text:style-name="P49">stm32h7xx_it.c</text:p>
      <text:p text:style-name="P49"><text:span text:style-name="T2">void</text:span><text:span text:style-name="T11"> </text:span><text:span text:style-name="T24">TIM6_DAC_IRQHandler</text:span>(<text:span text:style-name="T2">void</text:span>)</text:p>
      <text:p text:style-name="P49">{</text:p>
      <text:p text:style-name="P49"><text:span text:style-name="T11"><text:s text:c="2"/></text:span><text:span text:style-name="T23">HAL_TIM_IRQHandler</text:span>(<text:span text:style-name="T135">&amp;</text:span><text:span text:style-name="T44">htim6</text:span>);</text:p>
      <text:p text:style-name="P49">}</text:p>
      <text:p text:style-name="P50"/>
      <text:p text:style-name="P64">Добавление таймера во FREERTOS</text:p>
      <text:p text:style-name="P65">FreeRTOSConfig.h</text:p>
      <text:p text:style-name="P65"><text:span text:style-name="T133">/*</text:span><text:span text:style-name="T11"> </text:span><text:span text:style-name="T133">Software</text:span><text:span text:style-name="T11"> </text:span><text:span text:style-name="T133">timer</text:span><text:span text:style-name="T11"> </text:span><text:span text:style-name="T133">definitions.</text:span><text:span text:style-name="T11"> </text:span><text:span text:style-name="T133">*/</text:span></text:p>
      <text:p text:style-name="P49">#<text:span text:style-name="T45">define</text:span><text:span text:style-name="T11"> </text:span><text:span text:style-name="T45">configUSE_TIMERS</text:span><text:span text:style-name="T11"> <text:s text:c="24"/></text:span><text:span text:style-name="T45">1</text:span></text:p>
      <text:p text:style-name="P49">#<text:span text:style-name="T45">define</text:span><text:span text:style-name="T11"> </text:span><text:span text:style-name="T45">configTIMER_TASK_PRIORITY</text:span><text:span text:style-name="T11"> <text:s text:c="15"/></text:span>(<text:span text:style-name="T11"> </text:span><text:span text:style-name="T45">2</text:span><text:span text:style-name="T11"> </text:span>)</text:p>
      <text:p text:style-name="P49">#<text:span text:style-name="T45">define</text:span><text:span text:style-name="T11"> </text:span><text:span text:style-name="T45">configTIMER_QUEUE_LENGTH</text:span><text:span text:style-name="T11"> <text:s text:c="16"/></text:span><text:span text:style-name="T45">10</text:span></text:p>
      <text:p text:style-name="P49">#<text:span text:style-name="T45">define</text:span><text:span text:style-name="T11"> </text:span><text:span text:style-name="T45">configTIMER_TASK_STACK_DEPTH</text:span><text:span text:style-name="T11"> <text:s text:c="12"/></text:span><text:span text:style-name="T45">512</text:span></text:p>
      <text:p text:style-name="P46"/>
      <text:p text:style-name="P65">main.c</text:p>
      <text:p text:style-name="P65"><text:span text:style-name="T57">osTimerId</text:span><text:span text:style-name="T11"> </text:span><text:span text:style-name="T39">myTimer01Handle</text:span>;</text:p>
      <text:p text:style-name="P65"><text:span text:style-name="T2">void</text:span><text:span text:style-name="T11"> </text:span><text:span text:style-name="T24">Callback01</text:span>(<text:span text:style-name="T2">void</text:span><text:span text:style-name="T11"> </text:span><text:span text:style-name="T2">const</text:span><text:span text:style-name="T11"> </text:span>*<text:span text:style-name="T11"> </text:span><text:span text:style-name="T67">argument</text:span>);</text:p>
      <text:p text:style-name="P65"/>
      <text:p text:style-name="P65"><text:span text:style-name="T11"><text:s text:c="2"/></text:span><text:span text:style-name="T133">/*</text:span><text:span text:style-name="T11"> </text:span><text:span text:style-name="T133">Create</text:span><text:span text:style-name="T11"> </text:span><text:span text:style-name="T133">the</text:span><text:span text:style-name="T11"> </text:span><text:span text:style-name="T133">timer(s)</text:span><text:span text:style-name="T11"> </text:span><text:span text:style-name="T133">*/</text:span></text:p>
      <text:p text:style-name="P48"><text:span text:style-name="T11"><text:s text:c="2"/></text:span><text:span text:style-name="T133">/*</text:span><text:span text:style-name="T11"> </text:span><text:span text:style-name="T133">definition</text:span><text:span text:style-name="T11"> </text:span><text:span text:style-name="T133">and</text:span><text:span text:style-name="T11"> </text:span><text:span text:style-name="T133">creation</text:span><text:span text:style-name="T11"> </text:span><text:span text:style-name="T133">of</text:span><text:span text:style-name="T11"> </text:span><text:span text:style-name="T133">myTimer01</text:span><text:span text:style-name="T11"> </text:span><text:span text:style-name="T133">*/</text:span></text:p>
      <text:p text:style-name="P48"><text:span text:style-name="T11"><text:s text:c="2"/></text:span><text:span text:style-name="T45">osTimerDef</text:span>(<text:span text:style-name="T67">myTimer01</text:span>,<text:span text:style-name="T11"> </text:span><text:span text:style-name="T23">Callback01</text:span>);</text:p>
      <text:p text:style-name="P48"><text:span text:style-name="T11"><text:s text:c="2"/></text:span><text:span text:style-name="T39">myTimer01Handle</text:span><text:span text:style-name="T11"> </text:span>=<text:span text:style-name="T11"> </text:span><text:span text:style-name="T23">osTimerCreate</text:span>(<text:span text:style-name="T45">osTimer</text:span>(<text:span text:style-name="T24">myTimer01</text:span>),<text:span text:style-name="T11"> </text:span><text:span text:style-name="T57">osTimerPeriodic</text:span>,<text:span text:style-name="T11"> </text:span><text:span text:style-name="T45">NULL</text:span>);</text:p>
      <text:p text:style-name="P65"/>
      <text:p text:style-name="P65"><text:span text:style-name="T133">/*</text:span><text:span text:style-name="T11"> </text:span><text:span text:style-name="T133">Callback01</text:span><text:span text:style-name="T11"> </text:span><text:span text:style-name="T133">function</text:span><text:span text:style-name="T11"> </text:span><text:span text:style-name="T133">*/</text:span></text:p>
      <text:p text:style-name="P48"><text:span text:style-name="T2">void</text:span><text:span text:style-name="T11"> </text:span><text:span text:style-name="T24">Callback01</text:span>(<text:span text:style-name="T2">void</text:span><text:span text:style-name="T11"> </text:span><text:span text:style-name="T2">const</text:span><text:span text:style-name="T11"> </text:span>*<text:span text:style-name="T11"> </text:span><text:span text:style-name="T67">argument</text:span>)</text:p>
      <text:p text:style-name="P48">{</text:p>
      <text:p text:style-name="P60"><text:span text:style-name="T11"><text:s text:c="2"/></text:span><text:span text:style-name="T133">/*</text:span><text:span text:style-name="T11"> </text:span><text:span text:style-name="T133">USER</text:span><text:span text:style-name="T11"> </text:span><text:span text:style-name="T133">CODE</text:span><text:span text:style-name="T11"> </text:span><text:span text:style-name="T133">BEGIN</text:span><text:span text:style-name="T11"> </text:span><text:span text:style-name="T133">Callback01</text:span><text:span text:style-name="T11"> </text:span><text:span text:style-name="T133">*/</text:span></text:p>
      <text:p text:style-name="P48"><text:span text:style-name="T11"><text:s text:c="2"/></text:span><text:span text:style-name="T133">/*</text:span><text:span text:style-name="T11"> </text:span><text:span text:style-name="T133">USER</text:span><text:span text:style-name="T11"> </text:span><text:span text:style-name="T133">CODE</text:span><text:span text:style-name="T11"> </text:span><text:span text:style-name="T133">END</text:span><text:span text:style-name="T11"> </text:span><text:span text:style-name="T133">Callback01</text:span><text:span text:style-name="T11"> </text:span><text:span text:style-name="T133">*/</text:span></text:p>
      <text:p text:style-name="P48">}</text:p>
      <text:p text:style-name="P74"/>
      <text:p text:style-name="P63"><text:span text:style-name="T4">void</text:span><text:span text:style-name="T13"> </text:span><text:span text:style-name="T36">GPIOInit</text:span><text:span text:style-name="T83">(</text:span><text:span text:style-name="T4">void</text:span><text:span text:style-name="T83">) <text:s/></text:span><text:span text:style-name="T84">здесь запускается таймер с периодом 50 мс и в калбеке </text:span><text:span text:style-name="T85">у</text:span><text:span text:style-name="T84">правляем aLed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AUDIO</text:p>
      <text:p text:style-name="P29"><text:span text:style-name="T1">С</text:span>оздаются 4 семафора</text:p>
      <text:p text:style-name="P62"><text:span text:style-name="T2">static</text:span><text:span text:style-name="T11"> </text:span><text:span text:style-name="T57">osSemaphoreId</text:span><text:span text:style-name="T11"> </text:span><text:span text:style-name="T39">semaphoreRxFullId</text:span>; <text:s/><text:span text:style-name="T136">сбрасывается в каллбеке <text:s/></text:span><text:span text:style-name="T28">HAL_SAI_RxCpltCallback</text:span></text:p>
      <text:p text:style-name="P47"><text:span text:style-name="T2">static</text:span><text:span text:style-name="T11"> </text:span><text:span text:style-name="T57">osSemaphoreId</text:span><text:span text:style-name="T11"> </text:span><text:span text:style-name="T39">semaphoreRxHalfId</text:span>; <text:s/><text:span text:style-name="T136">сбрасывается в каллбеке <text:s/></text:span><text:span text:style-name="T28">HAL_SAI_RxHalfCpltCallback</text:span></text:p>
      <text:p text:style-name="P47"><text:span text:style-name="T2">static</text:span><text:span text:style-name="T11"> </text:span><text:span text:style-name="T57">osSemaphoreId</text:span><text:span text:style-name="T11"> </text:span><text:span text:style-name="T39">semaphoreTxFullId</text:span>; <text:s/><text:span text:style-name="T136">сбрасывается в каллбеке <text:s/></text:span><text:span text:style-name="T28">HAL_SAI_TxCpltCallback</text:span></text:p>
      <text:p text:style-name="P47"><text:span text:style-name="T2">static</text:span><text:span text:style-name="T11"> </text:span><text:span text:style-name="T57">osSemaphoreId</text:span><text:span text:style-name="T11"> </text:span><text:span text:style-name="T39">semaphoreTxHalfId</text:span>; <text:s/><text:span text:style-name="T136">сбрасывается в каллбеке <text:s/></text:span><text:span text:style-name="T28">HAL_SAI_TxHalfCpltCallback</text:span></text:p>
      <text:p text:style-name="P37"/>
      <text:p text:style-name="P38">Запускаются 8 потоков</text:p>
      <text:p text:style-name="P16"><text:span text:style-name="T2">_Noreturn</text:span><text:span text:style-name="T11"> </text:span><text:span text:style-name="T2">void</text:span><text:span text:style-name="T11"> </text:span><text:span text:style-name="T24">sendHalfThread</text:span>(<text:span text:style-name="T2">void</text:span><text:span text:style-name="T11"> </text:span><text:span text:style-name="T2">const</text:span><text:span text:style-name="T11"> </text:span>*<text:span text:style-name="T67">arg</text:span>)</text:p>
      <text:p text:style-name="P16"><text:span text:style-name="T2">_Noreturn</text:span><text:span text:style-name="T11"> </text:span><text:span text:style-name="T2">void</text:span><text:span text:style-name="T11"> </text:span><text:span text:style-name="T24">sendFullThread</text:span>(<text:span text:style-name="T2">void</text:span><text:span text:style-name="T11"> </text:span><text:span text:style-name="T2">const</text:span><text:span text:style-name="T11"> </text:span>*<text:span text:style-name="T67">arg</text:span>)</text:p>
      <text:p text:style-name="P19"><text:span text:style-name="T5">void</text:span><text:span text:style-name="T14"> </text:span><text:span text:style-name="T34">threadAudioTxHalf</text:span><text:span text:style-name="T118">(</text:span><text:span text:style-name="T5">void</text:span><text:span text:style-name="T14"> </text:span><text:span text:style-name="T5">const</text:span><text:span text:style-name="T14"> </text:span><text:span text:style-name="T118">*</text:span><text:span text:style-name="T70">arg</text:span><text:span text:style-name="T118">) <text:s text:c="11"/></text:span><text:span text:style-name="T119">В потоке </text:span><text:span text:style-name="T125">захватывается</text:span><text:span text:style-name="T119"> семафор <text:s/></text:span><text:span text:style-name="T42">semaphoreTxHalfId</text:span></text:p>
      <text:p text:style-name="P18"><text:span text:style-name="T3">void</text:span><text:span text:style-name="T12"> </text:span><text:span text:style-name="T25">threadAudioTxFull</text:span><text:span text:style-name="T40">(</text:span><text:span text:style-name="T3">void</text:span><text:span text:style-name="T12"> </text:span><text:span text:style-name="T3">const</text:span><text:span text:style-name="T12"> </text:span><text:span text:style-name="T40">*</text:span><text:span text:style-name="T68">arg</text:span><text:span text:style-name="T40">) <text:s text:c="11"/></text:span><text:span text:style-name="T88">В потоке </text:span><text:span text:style-name="T101">захватывается</text:span><text:span text:style-name="T88"> семафор</text:span><text:span text:style-name="T41"> <text:s/>semaphoreTxFullId</text:span></text:p>
      <text:p text:style-name="P17"><text:span text:style-name="T3">_Noreturn</text:span><text:span text:style-name="T12"> </text:span><text:span text:style-name="T3">void</text:span><text:span text:style-name="T12"> </text:span><text:span text:style-name="T25">timerForMixAudio</text:span><text:span text:style-name="T40">(</text:span><text:span text:style-name="T3">void</text:span><text:span text:style-name="T12"> </text:span><text:span text:style-name="T3">const</text:span><text:span text:style-name="T12"> </text:span><text:span text:style-name="T40">*</text:span><text:span text:style-name="T68">arg</text:span><text:span text:style-name="T40">)</text:span></text:p>
      <text:p text:style-name="P20"><text:span text:style-name="T4">void</text:span><text:span text:style-name="T13"> </text:span><text:span text:style-name="T33">threadAudioRxFull</text:span><text:span text:style-name="T42">(</text:span><text:span text:style-name="T4">void</text:span><text:span text:style-name="T13"> </text:span><text:span text:style-name="T4">const</text:span><text:span text:style-name="T13"> </text:span><text:span text:style-name="T42">*</text:span><text:span text:style-name="T69">arg</text:span><text:span text:style-name="T42">) <text:s text:c="11"/></text:span><text:span text:style-name="T89">В потоке </text:span><text:span text:style-name="T102">захватывается</text:span><text:span text:style-name="T89"> семафор</text:span><text:span text:style-name="T43"> <text:s/></text:span><text:span text:style-name="T42">semaphoreRxFullId <text:s text:c="25"/></text:span></text:p>
      <text:p text:style-name="P18"><text:span text:style-name="T3">void</text:span><text:span text:style-name="T12"> </text:span><text:span text:style-name="T25">threadAudioRxHalf</text:span><text:span text:style-name="T40">(</text:span><text:span text:style-name="T3">void</text:span><text:span text:style-name="T12"> </text:span><text:span text:style-name="T3">const</text:span><text:span text:style-name="T12"> </text:span><text:span text:style-name="T40">*</text:span><text:span text:style-name="T68">arg</text:span><text:span text:style-name="T40">) <text:s text:c="11"/></text:span><text:span text:style-name="T88">В потоке </text:span><text:span text:style-name="T101">захватывается</text:span><text:span text:style-name="T88"> семафор</text:span><text:span text:style-name="T41"> <text:s/>semaphoreRxHalfId</text:span></text:p>
      <text:p text:style-name="P17"><text:span text:style-name="T3">_Noreturn</text:span><text:span text:style-name="T12"> </text:span><text:span text:style-name="T3">void</text:span><text:span text:style-name="T12"> </text:span><text:span text:style-name="T25">lostPackThread</text:span><text:span text:style-name="T40">(</text:span><text:span text:style-name="T3">void</text:span><text:span text:style-name="T12"> </text:span><text:span text:style-name="T3">const</text:span><text:span text:style-name="T12"> </text:span><text:span text:style-name="T40">*</text:span><text:span text:style-name="T68">arg</text:span><text:span text:style-name="T40">)</text:span></text:p>
      <text:p text:style-name="P2"/>
      <text:p text:style-name="P30"><text:span text:style-name="T81">Семафоры сбрасываются в каллбек</text:span><text:span text:style-name="T86">ах</text:span></text:p>
      <text:p text:style-name="P30"/>
      <text:p text:style-name="P3"><text:span text:style-name="T2">void</text:span><text:span text:style-name="T11"> </text:span><text:span text:style-name="T24">HAL_SAI_TxCpltCallback</text:span>(<text:span text:style-name="T57">SAI_HandleTypeDef</text:span><text:span text:style-name="T11"> </text:span>*<text:span text:style-name="T67">hOutSai</text:span>)</text:p>
      <text:p text:style-name="P25">{</text:p>
      <text:p text:style-name="P25"><text:span text:style-name="T11"><text:s text:c="4"/></text:span><text:span text:style-name="T2">if</text:span><text:span text:style-name="T11"> </text:span>(<text:span text:style-name="T67">hOutSai</text:span>-&gt;<text:span text:style-name="T75">Instance</text:span><text:span text:style-name="T11"> </text:span>==<text:span text:style-name="T11"> </text:span><text:span text:style-name="T45">SAI1_Block_A</text:span>)<text:span text:style-name="T11"> </text:span>{</text:p>
      <text:p text:style-name="P25"><text:span text:style-name="T11"><text:s text:c="8"/></text:span><text:span text:style-name="T23">osSemaphoreRelease</text:span>(<text:span text:style-name="T39">semaphoreTxFullId</text:span>);</text:p>
      <text:p text:style-name="P25"><text:span text:style-name="T11"><text:s text:c="4"/></text:span>}</text:p>
      <text:p text:style-name="P25">}</text:p>
      <text:p text:style-name="P3"><text:span text:style-name="T2">void</text:span><text:span text:style-name="T11"> </text:span><text:span text:style-name="T24">HAL_SAI_TxHalfCpltCallback</text:span>(<text:span text:style-name="T57">SAI_HandleTypeDef</text:span><text:span text:style-name="T11"> </text:span>*<text:span text:style-name="T67">hOutSai</text:span>)</text:p>
      <text:p text:style-name="P25">{</text:p>
      <text:p text:style-name="P25"><text:span text:style-name="T11"><text:s text:c="4"/></text:span><text:span text:style-name="T2">if</text:span><text:span text:style-name="T11"> </text:span>(<text:span text:style-name="T67">hOutSai</text:span>-&gt;<text:span text:style-name="T75">Instance</text:span><text:span text:style-name="T11"> </text:span>==<text:span text:style-name="T11"> </text:span><text:span text:style-name="T45">SAI1_Block_A</text:span>)<text:span text:style-name="T11"> </text:span>{</text:p>
      <text:p text:style-name="P25"><text:span text:style-name="T11"><text:s text:c="8"/></text:span><text:span text:style-name="T23">osSemaphoreRelease</text:span>(<text:span text:style-name="T39">semaphoreTxHalfId</text:span>);</text:p>
      <text:p text:style-name="P25"><text:span text:style-name="T11"><text:s text:c="4"/></text:span>}</text:p>
      <text:p text:style-name="P25">}</text:p>
      <text:p text:style-name="P3"><text:span text:style-name="T2">void</text:span><text:span text:style-name="T11"> </text:span><text:span text:style-name="T24">HAL_SAI_RxCpltCallback</text:span>(<text:span text:style-name="T57">SAI_HandleTypeDef</text:span><text:span text:style-name="T11"> </text:span>*<text:span text:style-name="T67">hInSai</text:span>)</text:p>
      <text:p text:style-name="P25">{</text:p>
      <text:p text:style-name="P25"><text:span text:style-name="T11"><text:s text:c="4"/></text:span><text:span text:style-name="T2">if</text:span><text:span text:style-name="T11"> </text:span>(<text:span text:style-name="T67">hInSai</text:span>-&gt;<text:span text:style-name="T75">Instance</text:span><text:span text:style-name="T11"> </text:span>==<text:span text:style-name="T11"> </text:span><text:span text:style-name="T45">SAI1_Block_B</text:span>)<text:span text:style-name="T11"> </text:span>{</text:p>
      <text:p text:style-name="P25"><text:span text:style-name="T11"><text:s text:c="8"/></text:span><text:span text:style-name="T23">osSemaphoreRelease</text:span>(<text:span text:style-name="T39">semaphoreRxFullId</text:span>);</text:p>
      <text:p text:style-name="P25"><text:span text:style-name="T11"><text:s text:c="4"/></text:span>}</text:p>
      <text:p text:style-name="P24">}</text:p>
      <text:p text:style-name="P25"><text:span text:style-name="T2">void</text:span><text:span text:style-name="T11"> </text:span><text:span text:style-name="T24">HAL_SAI_RxHalfCpltCallback</text:span>(<text:span text:style-name="T57">SAI_HandleTypeDef</text:span><text:span text:style-name="T11"> </text:span>*<text:span text:style-name="T67">hInSai</text:span>)</text:p>
      <text:p text:style-name="P25">{</text:p>
      <text:p text:style-name="P25"><text:span text:style-name="T11"><text:s text:c="4"/></text:span><text:span text:style-name="T2">if</text:span><text:span text:style-name="T11"> </text:span>(<text:span text:style-name="T67">hInSai</text:span>-&gt;<text:span text:style-name="T75">Instance</text:span><text:span text:style-name="T11"> </text:span>==<text:span text:style-name="T11"> </text:span><text:span text:style-name="T45">SAI1_Block_B</text:span>)<text:span text:style-name="T11"> </text:span>{</text:p>
      <text:p text:style-name="P25"><text:span text:style-name="T11"><text:s text:c="8"/></text:span><text:span text:style-name="T23">osSemaphoreRelease</text:span>(<text:span text:style-name="T39">semaphoreRxHalfId</text:span>);</text:p>
      <text:p text:style-name="P25"><text:span text:style-name="T11"><text:s text:c="4"/></text:span>}</text:p>
      <text:p text:style-name="P25">}</text:p>
      <text:p text:style-name="P26"/>
      <text:p text:style-name="P27"/>
      <text:p text:style-name="P76">stm32h7xx_hal_sai.c</text:p>
      <text:p text:style-name="P66"><text:span text:style-name="T46">SAI</text:span><text:span text:style-name="T16"> </text:span><text:span text:style-name="T46">HAL</text:span><text:span text:style-name="T16"> </text:span><text:span text:style-name="T46">module</text:span><text:span text:style-name="T16"> </text:span><text:span text:style-name="T46">driver.</text:span></text:p>
      <text:p text:style-name="P45"><text:span text:style-name="T45">This</text:span><text:span text:style-name="T11"> </text:span><text:span text:style-name="T45">file</text:span><text:span text:style-name="T11"> </text:span><text:span text:style-name="T45">provides</text:span><text:span text:style-name="T11"> </text:span><text:span text:style-name="T45">firmware</text:span><text:span text:style-name="T11"> </text:span><text:span text:style-name="T45">functions</text:span><text:span text:style-name="T11"> </text:span><text:span text:style-name="T45">to</text:span><text:span text:style-name="T11"> </text:span><text:span text:style-name="T45">manage</text:span><text:span text:style-name="T11"> </text:span><text:span text:style-name="T45">the</text:span><text:span text:style-name="T11"> </text:span><text:span text:style-name="T45">following</text:span></text:p>
      <text:p text:style-name="P45"><text:span text:style-name="T45">functionalities</text:span><text:span text:style-name="T11"> </text:span><text:span text:style-name="T45">of</text:span><text:span text:style-name="T11"> </text:span><text:span text:style-name="T45">the</text:span><text:span text:style-name="T11"> </text:span><text:span text:style-name="T45">Serial</text:span><text:span text:style-name="T11"> </text:span><text:span text:style-name="T45">Audio</text:span><text:span text:style-name="T11"> </text:span><text:span text:style-name="T45">Interface</text:span><text:span text:style-name="T11"> </text:span><text:span text:style-name="T45">(SAI)</text:span><text:span text:style-name="T11"> </text:span><text:span text:style-name="T45">peripheral:</text:span></text:p>
      <text:p text:style-name="P45"><text:span text:style-name="T45">+</text:span><text:span text:style-name="T11"> </text:span><text:span text:style-name="T45">Initialization/de-initialization</text:span><text:span text:style-name="T11"> </text:span><text:span text:style-name="T45">functions</text:span></text:p>
      <text:p text:style-name="P45"><text:span text:style-name="T45">+</text:span><text:span text:style-name="T11"> </text:span><text:span text:style-name="T45">I/O</text:span><text:span text:style-name="T11"> </text:span><text:span text:style-name="T45">operation</text:span><text:span text:style-name="T11"> </text:span><text:span text:style-name="T45">functions</text:span></text:p>
      <text:p text:style-name="P45"><text:span text:style-name="T45">+</text:span><text:span text:style-name="T11"> </text:span><text:span text:style-name="T45">Peripheral</text:span><text:span text:style-name="T11"> </text:span><text:span text:style-name="T45">Control</text:span><text:span text:style-name="T11"> </text:span><text:span text:style-name="T45">functions</text:span></text:p>
      <text:p text:style-name="P45"><text:span text:style-name="T45">+</text:span><text:span text:style-name="T11"> </text:span><text:span text:style-name="T45">Peripheral</text:span><text:span text:style-name="T11"> </text:span><text:span text:style-name="T45">State</text:span><text:span text:style-name="T11"> </text:span><text:span text:style-name="T45">functions</text:span></text:p>
      <text:p text:style-name="P67"><text:soft-page-break/><text:span text:style-name="T84"/></text:p>
      <text:p text:style-name="P45"><text:span text:style-name="T11"><text:s text:c="18"/></text:span><text:span text:style-name="T45">#####</text:span><text:span text:style-name="T11"> </text:span><text:span text:style-name="T45">How</text:span><text:span text:style-name="T11"> </text:span><text:span text:style-name="T45">to</text:span><text:span text:style-name="T11"> </text:span><text:span text:style-name="T45">use</text:span><text:span text:style-name="T11"> </text:span><text:span text:style-name="T45">this</text:span><text:span text:style-name="T11"> </text:span><text:span text:style-name="T45">driver</text:span><text:span text:style-name="T11"> </text:span><text:span text:style-name="T45">#####</text:span></text:p>
      <text:p text:style-name="P59"><text:span text:style-name="T11"><text:s text:c="2"/></text:span><text:span text:style-name="T45">==============================================================================</text:span></text:p>
      <text:p text:style-name="P45"><text:span text:style-name="T11"><text:s text:c="2"/></text:span><text:span text:style-name="T45">[..]</text:span></text:p>
      <text:p text:style-name="P59"><text:span text:style-name="T11"><text:s text:c="4"/></text:span><text:span text:style-name="T45">The</text:span><text:span text:style-name="T11"> </text:span><text:span text:style-name="T45">SAI</text:span><text:span text:style-name="T11"> </text:span><text:span text:style-name="T45">HAL</text:span><text:span text:style-name="T11"> </text:span><text:span text:style-name="T45">driver</text:span><text:span text:style-name="T11"> </text:span><text:span text:style-name="T45">can</text:span><text:span text:style-name="T11"> </text:span><text:span text:style-name="T45">be</text:span><text:span text:style-name="T11"> </text:span><text:span text:style-name="T45">used</text:span><text:span text:style-name="T11"> </text:span><text:span text:style-name="T45">as</text:span><text:span text:style-name="T11"> </text:span><text:span text:style-name="T45">follows:</text:span></text:p>
      <text:p text:style-name="P55"><text:span text:style-name="T11"><text:s text:c="4"/></text:span><text:span text:style-name="T45">(#)</text:span><text:span text:style-name="T11"> </text:span><text:span text:style-name="T45">Declare</text:span><text:span text:style-name="T11"> </text:span><text:span text:style-name="T45">a</text:span><text:span text:style-name="T11"> </text:span><text:span text:style-name="T45">SAI_HandleTypeDef</text:span><text:span text:style-name="T11"> </text:span><text:span text:style-name="T45">handle</text:span><text:span text:style-name="T11"> </text:span><text:span text:style-name="T45">structure</text:span><text:span text:style-name="T11"> </text:span><text:span text:style-name="T45">(eg.</text:span><text:span text:style-name="T11"> </text:span><text:span text:style-name="T45">SAI_HandleTypeDef</text:span><text:span text:style-name="T11"> </text:span><text:span text:style-name="T45">hsai).</text:span></text:p>
      <text:p text:style-name="P45"><text:span text:style-name="T45"/></text:p>
      <text:p text:style-name="P45"><text:span text:style-name="T57"/></text:p>
      <text:p text:style-name="P51">sai.<text:span text:style-name="T126">h</text:span></text:p>
      <text:p text:style-name="P45"><text:span text:style-name="T57">SAI_HandleTypeDef</text:span><text:span text:style-name="T11"> </text:span><text:span text:style-name="T45">*</text:span><text:span text:style-name="T75">hOutSai</text:span><text:span text:style-name="T45">; <text:s/></text:span><text:span text:style-name="T112">в классе </text:span><text:span text:style-name="T7">class</text:span><text:span text:style-name="T18"> </text:span><text:span text:style-name="T7">alignas</text:span><text:span text:style-name="T112">(</text:span><text:span text:style-name="T47">4</text:span><text:span text:style-name="T112">)</text:span><text:span text:style-name="T18"> </text:span><text:span text:style-name="T60">SAI</text:span></text:p>
      <text:p text:style-name="P45"><text:span text:style-name="T57">SAI_HandleTypeDef</text:span><text:span text:style-name="T11"> </text:span>*<text:span text:style-name="T75">hInSai</text:span>;</text:p>
      <text:p text:style-name="P45"><text:span text:style-name="T45"/></text:p>
      <text:p text:style-name="P51">sai.cpp</text:p>
      <text:p text:style-name="P45"><text:span text:style-name="T57">SAI_HandleTypeDef</text:span><text:span text:style-name="T11"> </text:span><text:span text:style-name="T39">audioTxSai</text:span><text:span text:style-name="T45">;</text:span></text:p>
      <text:p text:style-name="P45"><text:span text:style-name="T57">SAI_HandleTypeDef</text:span><text:span text:style-name="T11"> </text:span><text:span text:style-name="T39">audioRxSai</text:span>;</text:p>
      <text:p text:style-name="P45"><text:span text:style-name="T45"/></text:p>
      <text:p text:style-name="P52">в конструкторе SAI</text:p>
      <text:p text:style-name="P53"><text:span text:style-name="T11"><text:s text:c="4"/></text:span><text:span text:style-name="T75">hOutSai</text:span><text:span text:style-name="T11"> </text:span>=<text:span text:style-name="T11"> </text:span>&amp;<text:span text:style-name="T39">audioTxSai</text:span>;</text:p>
      <text:p text:style-name="P45"><text:span text:style-name="T11"><text:s text:c="4"/></text:span><text:span text:style-name="T75">hInSai</text:span><text:span text:style-name="T11"> </text:span>=<text:span text:style-name="T11"> </text:span>&amp;<text:span text:style-name="T39">audioRxSai</text:span>;</text:p>
      <text:p text:style-name="P54"><text:span text:style-name="T113">Инициализация проходит в функции </text:span><text:span text:style-name="T2">void</text:span><text:span text:style-name="T11"> </text:span><text:span text:style-name="T24">saiInitAudio</text:span>(<text:span text:style-name="T2">void</text:span>) <text:span text:style-name="T138">(вызывается при создании потока </text:span><text:span text:style-name="T24">threadAudioInit </text:span><text:span text:style-name="T115">)</text:span></text:p>
      <text:p text:style-name="P54"><text:span text:style-name="T45"/></text:p>
      <text:p text:style-name="P45"><text:span text:style-name="T45"/></text:p>
      <text:p text:style-name="P45"><text:span text:style-name="T45"/></text:p>
      <text:p text:style-name="P45"><text:span text:style-name="T11"><text:s text:c="4"/></text:span><text:span text:style-name="T45">(#)</text:span><text:span text:style-name="T11"> </text:span><text:span text:style-name="T45">Initialize</text:span><text:span text:style-name="T11"> </text:span><text:span text:style-name="T45">the</text:span><text:span text:style-name="T11"> </text:span><text:span text:style-name="T45">SAI</text:span><text:span text:style-name="T11"> </text:span><text:span text:style-name="T45">low</text:span><text:span text:style-name="T11"> </text:span><text:span text:style-name="T45">level</text:span><text:span text:style-name="T11"> </text:span><text:span text:style-name="T45">resources</text:span><text:span text:style-name="T11"> </text:span><text:span text:style-name="T45">by</text:span><text:span text:style-name="T11"> </text:span><text:span text:style-name="T45">implementing</text:span><text:span text:style-name="T11"> </text:span><text:span text:style-name="T45">the</text:span><text:span text:style-name="T11"> </text:span><text:span text:style-name="T45">HAL_SAI_MspInit()</text:span><text:span text:style-name="T11"> </text:span><text:span text:style-name="T45">API:</text:span></text:p>
      <text:p text:style-name="P45"><text:span text:style-name="T11"><text:s text:c="8"/></text:span><text:span text:style-name="T45">(##)</text:span><text:span text:style-name="T11"> </text:span><text:span text:style-name="T45">Enable</text:span><text:span text:style-name="T11"> </text:span><text:span text:style-name="T45">the</text:span><text:span text:style-name="T11"> </text:span><text:span text:style-name="T45">SAI</text:span><text:span text:style-name="T11"> </text:span><text:span text:style-name="T45">interface</text:span><text:span text:style-name="T11"> </text:span><text:span text:style-name="T45">clock.</text:span></text:p>
      <text:p text:style-name="P45"><text:span text:style-name="T11"><text:s text:c="8"/></text:span><text:span text:style-name="T45">(##)</text:span><text:span text:style-name="T11"> </text:span><text:span text:style-name="T45">SAI</text:span><text:span text:style-name="T11"> </text:span><text:span text:style-name="T45">pins</text:span><text:span text:style-name="T11"> </text:span><text:span text:style-name="T45">configuration:</text:span></text:p>
      <text:p text:style-name="P45"><text:span text:style-name="T11"><text:s text:c="12"/></text:span><text:span text:style-name="T45">(+++)</text:span><text:span text:style-name="T11"> </text:span><text:span text:style-name="T45">Enable</text:span><text:span text:style-name="T11"> </text:span><text:span text:style-name="T45">the</text:span><text:span text:style-name="T11"> </text:span><text:span text:style-name="T45">clock</text:span><text:span text:style-name="T11"> </text:span><text:span text:style-name="T45">for</text:span><text:span text:style-name="T11"> </text:span><text:span text:style-name="T45">the</text:span><text:span text:style-name="T11"> </text:span><text:span text:style-name="T45">SAI</text:span><text:span text:style-name="T11"> </text:span><text:span text:style-name="T45">GPIOs.</text:span></text:p>
      <text:p text:style-name="P45"><text:span text:style-name="T11"><text:s text:c="12"/></text:span><text:span text:style-name="T45">(+++)</text:span><text:span text:style-name="T11"> </text:span><text:span text:style-name="T45">Configure</text:span><text:span text:style-name="T11"> </text:span><text:span text:style-name="T45">these</text:span><text:span text:style-name="T11"> </text:span><text:span text:style-name="T45">SAI</text:span><text:span text:style-name="T11"> </text:span><text:span text:style-name="T45">pins</text:span><text:span text:style-name="T11"> </text:span><text:span text:style-name="T45">as</text:span><text:span text:style-name="T11"> </text:span><text:span text:style-name="T45">alternate</text:span><text:span text:style-name="T11"> </text:span><text:span text:style-name="T45">function</text:span><text:span text:style-name="T11"> </text:span><text:span text:style-name="T45">pull-up.</text:span></text:p>
      <text:p text:style-name="P58"><text:s text:c="8"/>(##) NVIC configuration if you need to use interrupt process (HAL_SAI_Transmit_IT()</text:p>
      <text:p text:style-name="P58"><text:s text:c="13"/>and HAL_SAI_Receive_IT() APIs):</text:p>
      <text:p text:style-name="P58"><text:s text:c="12"/>(+++) Configure the SAI interrupt priority.</text:p>
      <text:p text:style-name="P61"><text:s text:c="12"/>(+++) Enable the NVIC SAI IRQ handle.</text:p>
      <text:p text:style-name="P55"><text:span text:style-name="T11"><text:s text:c="8"/></text:span><text:span text:style-name="T45">(##)</text:span><text:span text:style-name="T11"> </text:span><text:span text:style-name="T45">DMA</text:span><text:span text:style-name="T11"> </text:span><text:span text:style-name="T45">Configuration</text:span><text:span text:style-name="T11"> </text:span><text:span text:style-name="T45">if</text:span><text:span text:style-name="T11"> </text:span><text:span text:style-name="T45">you</text:span><text:span text:style-name="T11"> </text:span><text:span text:style-name="T45">need</text:span><text:span text:style-name="T11"> </text:span><text:span text:style-name="T45">to</text:span><text:span text:style-name="T11"> </text:span><text:span text:style-name="T45">use</text:span><text:span text:style-name="T11"> </text:span><text:span text:style-name="T45">DMA</text:span><text:span text:style-name="T11"> </text:span><text:span text:style-name="T45">process</text:span><text:span text:style-name="T11"> </text:span><text:span text:style-name="T45">(HAL_SAI_Transmit_DMA()</text:span></text:p>
      <text:p text:style-name="P55"><text:span text:style-name="T11"><text:s text:c="13"/></text:span><text:span text:style-name="T45">and</text:span><text:span text:style-name="T11"> </text:span><text:span text:style-name="T45">HAL_SAI_Receive_DMA()</text:span><text:span text:style-name="T11"> </text:span><text:span text:style-name="T45">APIs):</text:span></text:p>
      <text:p text:style-name="P45"><text:span text:style-name="T45"/></text:p>
      <text:p text:style-name="P57"><text:span text:style-name="T116">в функции</text:span><text:span text:style-name="T49"> </text:span><text:span text:style-name="T57">ErrorCode</text:span><text:span text:style-name="T11"> </text:span><text:span text:style-name="T24">rtpCreate</text:span><text:span text:style-name="T45">(</text:span><text:span text:style-name="T57">uint32_t</text:span><text:span text:style-name="T11"> </text:span><text:span text:style-name="T67">port</text:span><text:span text:style-name="T45">,</text:span><text:span text:style-name="T11"> </text:span><text:span text:style-name="T57">uint32_t</text:span><text:span text:style-name="T11"> </text:span><text:span text:style-name="T67">type</text:span><text:span text:style-name="T45">)</text:span></text:p>
      <text:p text:style-name="P45"><text:span text:style-name="T11"><text:s text:c="4"/></text:span><text:span text:style-name="T23">HAL_SAI_Transmit_DMA</text:span><text:span text:style-name="T45">(</text:span><text:span text:style-name="T48">&amp;</text:span><text:span text:style-name="T44">audioTxSai</text:span><text:span text:style-name="T45">,</text:span><text:span text:style-name="T11"> </text:span><text:span text:style-name="T2">reinterpret_cast</text:span><text:span text:style-name="T48">&lt;</text:span><text:span text:style-name="T57">uint8_t</text:span><text:span text:style-name="T11"> </text:span><text:span text:style-name="T48">*&gt;(</text:span><text:span text:style-name="T44">txBuf</text:span><text:span text:style-name="T48">)</text:span><text:span text:style-name="T45">,</text:span><text:span text:style-name="T11"> </text:span><text:span text:style-name="T45">BUFFER_AUDIO_SIZE_RTP);</text:span></text:p>
      <text:p text:style-name="P45"><text:span text:style-name="T11"><text:s text:c="4"/></text:span><text:span text:style-name="T23">HAL_SAI_Receive_DMA</text:span>(<text:span text:style-name="T135">&amp;</text:span><text:span text:style-name="T44">audioRxSai</text:span>,<text:span text:style-name="T11"> </text:span><text:span text:style-name="T2">reinterpret_cast</text:span><text:span text:style-name="T135">&lt;</text:span><text:span text:style-name="T57">uint8_t</text:span><text:span text:style-name="T11"> </text:span><text:span text:style-name="T135">*&gt;(</text:span><text:span text:style-name="T44">rxBuf</text:span><text:span text:style-name="T135">)</text:span>,<text:span text:style-name="T11"> </text:span><text:span text:style-name="T45">BUFFER_AUDIO_SIZE_RTP</text:span>);</text:p>
      <text:p text:style-name="P45"><text:span text:style-name="T45"/></text:p>
      <text:p text:style-name="P45"><text:span text:style-name="T11"><text:s text:c="12"/></text:span><text:span text:style-name="T51">(+++)</text:span><text:span text:style-name="T20"> </text:span><text:span text:style-name="T51">Declare</text:span><text:span text:style-name="T20"> </text:span><text:span text:style-name="T51">a</text:span><text:span text:style-name="T20"> </text:span><text:span text:style-name="T51">DMA</text:span><text:span text:style-name="T20"> </text:span><text:span text:style-name="T51">handle</text:span><text:span text:style-name="T20"> </text:span><text:span text:style-name="T51">structure</text:span><text:span text:style-name="T20"> </text:span><text:span text:style-name="T51">for</text:span><text:span text:style-name="T20"> </text:span><text:span text:style-name="T51">the</text:span><text:span text:style-name="T20"> </text:span><text:span text:style-name="T51">Tx/Rx</text:span><text:span text:style-name="T20"> </text:span><text:span text:style-name="T51">stream.</text:span></text:p>
      <text:p text:style-name="P45"><text:span text:style-name="T51"/></text:p>
      <text:p text:style-name="P56"><text:span text:style-name="T116">в функции <text:s/></text:span><text:span text:style-name="T2">void</text:span><text:span text:style-name="T11"> </text:span><text:span text:style-name="T24">HAL_SAI_MspInit</text:span><text:span text:style-name="T45">(</text:span><text:span text:style-name="T57">SAI_HandleTypeDef</text:span><text:span text:style-name="T11"> </text:span><text:span text:style-name="T45">*</text:span><text:span text:style-name="T67">hsai</text:span><text:span text:style-name="T45">) </text:span><text:span text:style-name="T55">инициализация <text:s/></text:span></text:p>
      <text:p text:style-name="P45"><text:span text:style-name="T2">static</text:span><text:span text:style-name="T11"> </text:span><text:span text:style-name="T57">DMA_HandleTypeDef</text:span><text:span text:style-name="T11"> </text:span><text:span text:style-name="T39">hdmaSaiRx</text:span><text:span text:style-name="T45">;</text:span></text:p>
      <text:p text:style-name="P45"><text:span text:style-name="T2">static</text:span><text:span text:style-name="T11"> </text:span><text:span text:style-name="T57">DMA_HandleTypeDef</text:span><text:span text:style-name="T11"> </text:span><text:span text:style-name="T39">hdmaSaiTx</text:span>;</text:p>
      <text:p text:style-name="P45"><text:span text:style-name="T45"/></text:p>
      <text:p text:style-name="P45"><text:span text:style-name="T11"><text:s text:c="12"/></text:span><text:span text:style-name="T45">(+++)</text:span><text:span text:style-name="T11"> </text:span><text:span text:style-name="T45">Enable</text:span><text:span text:style-name="T11"> </text:span><text:span text:style-name="T45">the</text:span><text:span text:style-name="T11"> </text:span><text:span text:style-name="T45">DMAx</text:span><text:span text:style-name="T11"> </text:span><text:span text:style-name="T45">interface</text:span><text:span text:style-name="T11"> </text:span><text:span text:style-name="T45">clock.</text:span></text:p>
      <text:p text:style-name="P45"><text:span text:style-name="T11"><text:s text:c="12"/></text:span><text:span text:style-name="T45">(+++)</text:span><text:span text:style-name="T11"> </text:span><text:span text:style-name="T45">Configure</text:span><text:span text:style-name="T11"> </text:span><text:span text:style-name="T45">the</text:span><text:span text:style-name="T11"> </text:span><text:span text:style-name="T45">declared</text:span><text:span text:style-name="T11"> </text:span><text:span text:style-name="T45">DMA</text:span><text:span text:style-name="T11"> </text:span><text:span text:style-name="T45">handle</text:span><text:span text:style-name="T11"> </text:span><text:span text:style-name="T45">structure</text:span><text:span text:style-name="T11"> </text:span><text:span text:style-name="T45">with</text:span><text:span text:style-name="T11"> </text:span><text:span text:style-name="T45">the</text:span><text:span text:style-name="T11"> </text:span><text:span text:style-name="T45">required</text:span><text:span text:style-name="T11"> </text:span><text:span text:style-name="T45">Tx/Rx</text:span><text:span text:style-name="T11"> </text:span><text:span text:style-name="T45">parameters.</text:span></text:p>
      <text:p text:style-name="P45"><text:span text:style-name="T11"><text:s text:c="12"/></text:span><text:span text:style-name="T45">(+++)</text:span><text:span text:style-name="T11"> </text:span><text:span text:style-name="T45">Configure</text:span><text:span text:style-name="T11"> </text:span><text:span text:style-name="T45">the</text:span><text:span text:style-name="T11"> </text:span><text:span text:style-name="T45">DMA</text:span><text:span text:style-name="T11"> </text:span><text:span text:style-name="T45">Tx/Rx</text:span><text:span text:style-name="T11"> </text:span><text:span text:style-name="T45">Stream.</text:span></text:p>
      <text:p text:style-name="P45"><text:span text:style-name="T11"><text:s text:c="12"/></text:span><text:span text:style-name="T45">(+++)</text:span><text:span text:style-name="T11"> </text:span><text:span text:style-name="T45">Associate</text:span><text:span text:style-name="T11"> </text:span><text:span text:style-name="T45">the</text:span><text:span text:style-name="T11"> </text:span><text:span text:style-name="T45">initialized</text:span><text:span text:style-name="T11"> </text:span><text:span text:style-name="T45">DMA</text:span><text:span text:style-name="T11"> </text:span><text:span text:style-name="T45">handle</text:span><text:span text:style-name="T11"> </text:span><text:span text:style-name="T45">to</text:span><text:span text:style-name="T11"> </text:span><text:span text:style-name="T45">the</text:span><text:span text:style-name="T11"> </text:span><text:span text:style-name="T45">SAI</text:span><text:span text:style-name="T11"> </text:span><text:span text:style-name="T45">DMA</text:span><text:span text:style-name="T11"> </text:span><text:span text:style-name="T45">Tx/Rx</text:span><text:span text:style-name="T11"> </text:span><text:span text:style-name="T45">handle.</text:span></text:p>
      <text:p text:style-name="P45"><text:span text:style-name="T11"><text:s text:c="12"/></text:span><text:span text:style-name="T45">(+++)</text:span><text:span text:style-name="T11"> </text:span><text:span text:style-name="T45">Configure</text:span><text:span text:style-name="T11"> </text:span><text:span text:style-name="T45">the</text:span><text:span text:style-name="T11"> </text:span><text:span text:style-name="T45">priority</text:span><text:span text:style-name="T11"> </text:span><text:span text:style-name="T45">and</text:span><text:span text:style-name="T11"> </text:span><text:span text:style-name="T45">enable</text:span><text:span text:style-name="T11"> </text:span><text:span text:style-name="T45">the</text:span><text:span text:style-name="T11"> </text:span><text:span text:style-name="T45">NVIC</text:span><text:span text:style-name="T11"> </text:span><text:span text:style-name="T45">for</text:span><text:span text:style-name="T11"> </text:span><text:span text:style-name="T45">the</text:span><text:span text:style-name="T11"> </text:span><text:span text:style-name="T45">transfer</text:span><text:span text:style-name="T11"> </text:span><text:span text:style-name="T45">complete</text:span><text:span text:style-name="T11"> </text:span><text:span text:style-name="T45">interrupt</text:span><text:span text:style-name="T11"> </text:span><text:span text:style-name="T45">on</text:span><text:span text:style-name="T11"> </text:span><text:span text:style-name="T45">the</text:span></text:p>
      <text:p text:style-name="P59"><text:span text:style-name="T11"><text:s text:c="16"/></text:span><text:span text:style-name="T45">DMA</text:span><text:span text:style-name="T11"> </text:span><text:span text:style-name="T45">Tx/Rx</text:span><text:span text:style-name="T11"> </text:span><text:span text:style-name="T45">Stream.</text:span></text:p>
      <text:p text:style-name="P45"><text:span text:style-name="T11"><text:s text:c="4"/></text:span><text:span text:style-name="T45">(#)</text:span><text:span text:style-name="T11"> </text:span><text:span text:style-name="T45">The</text:span><text:span text:style-name="T11"> </text:span><text:span text:style-name="T45">initialization</text:span><text:span text:style-name="T11"> </text:span><text:span text:style-name="T45">can</text:span><text:span text:style-name="T11"> </text:span><text:span text:style-name="T45">be</text:span><text:span text:style-name="T11"> </text:span><text:span text:style-name="T45">done</text:span><text:span text:style-name="T11"> </text:span><text:span text:style-name="T45">by</text:span><text:span text:style-name="T11"> </text:span><text:span text:style-name="T45">two</text:span><text:span text:style-name="T11"> </text:span><text:span text:style-name="T45">ways</text:span></text:p>
      <text:p text:style-name="P45"><text:span text:style-name="T11"><text:s text:c="8"/></text:span><text:span text:style-name="T45">(##)</text:span><text:span text:style-name="T11"> </text:span><text:span text:style-name="T45">Expert</text:span><text:span text:style-name="T11"> </text:span><text:span text:style-name="T45">mode</text:span><text:span text:style-name="T11"> </text:span><text:span text:style-name="T45">:</text:span><text:span text:style-name="T11"> </text:span><text:span text:style-name="T45">Initialize</text:span><text:span text:style-name="T11"> </text:span><text:span text:style-name="T45">the</text:span><text:span text:style-name="T11"> </text:span><text:span text:style-name="T45">structures</text:span><text:span text:style-name="T11"> </text:span><text:span text:style-name="T45">Init,</text:span><text:span text:style-name="T11"> </text:span><text:span text:style-name="T45">FrameInit</text:span><text:span text:style-name="T11"> </text:span><text:span text:style-name="T45">and</text:span><text:span text:style-name="T11"> </text:span><text:span text:style-name="T45">SlotInit</text:span><text:span text:style-name="T11"> </text:span><text:span text:style-name="T45">and</text:span><text:span text:style-name="T11"> </text:span><text:span text:style-name="T45">call</text:span><text:span text:style-name="T11"> </text:span><text:span text:style-name="T45">HAL_SAI_Init().</text:span></text:p>
      <text:p text:style-name="P59"><text:span text:style-name="T11"><text:s text:c="8"/></text:span><text:span text:style-name="T45">(##)</text:span><text:span text:style-name="T11"> </text:span><text:span text:style-name="T45">Simplified</text:span><text:span text:style-name="T11"> </text:span><text:span text:style-name="T45">mode</text:span><text:span text:style-name="T11"> </text:span><text:span text:style-name="T45">:</text:span><text:span text:style-name="T11"> </text:span><text:span text:style-name="T45">Initialize</text:span><text:span text:style-name="T11"> </text:span><text:span text:style-name="T45">the</text:span><text:span text:style-name="T11"> </text:span><text:span text:style-name="T45">high</text:span><text:span text:style-name="T11"> </text:span><text:span text:style-name="T45">part</text:span><text:span text:style-name="T11"> </text:span><text:span text:style-name="T45">of</text:span><text:span text:style-name="T11"> </text:span><text:span text:style-name="T45">Init</text:span><text:span text:style-name="T11"> </text:span><text:span text:style-name="T45">Structure</text:span><text:span text:style-name="T11"> </text:span><text:span text:style-name="T45">and</text:span><text:span text:style-name="T11"> </text:span><text:span text:style-name="T45">call</text:span><text:span text:style-name="T11"> </text:span><text:span text:style-name="T45">HAL_SAI_InitProtocol().</text:span></text:p>
      <text:p text:style-name="P45"><text:span text:style-name="T11"><text:s text:c="2"/></text:span><text:span text:style-name="T45">[..]</text:span></text:p>
      <text:p text:style-name="P45"><text:span text:style-name="T11"><text:s text:c="4"/></text:span><text:span text:style-name="T45">(@)</text:span><text:span text:style-name="T11"> </text:span><text:span text:style-name="T45">The</text:span><text:span text:style-name="T11"> </text:span><text:span text:style-name="T45">specific</text:span><text:span text:style-name="T11"> </text:span><text:span text:style-name="T45">SAI</text:span><text:span text:style-name="T11"> </text:span><text:span text:style-name="T45">interrupts</text:span><text:span text:style-name="T11"> </text:span><text:span text:style-name="T45">(FIFO</text:span><text:span text:style-name="T11"> </text:span><text:span text:style-name="T45">request</text:span><text:span text:style-name="T11"> </text:span><text:span text:style-name="T45">and</text:span><text:span text:style-name="T11"> </text:span><text:span text:style-name="T45">Overrun</text:span><text:span text:style-name="T11"> </text:span><text:span text:style-name="T45">underrun</text:span><text:span text:style-name="T11"> </text:span><text:span text:style-name="T45">interrupt)</text:span></text:p>
      <text:p text:style-name="P45"><text:span text:style-name="T11"><text:s text:c="8"/></text:span><text:span text:style-name="T45">will</text:span><text:span text:style-name="T11"> </text:span><text:span text:style-name="T45">be</text:span><text:span text:style-name="T11"> </text:span><text:span text:style-name="T45">managed</text:span><text:span text:style-name="T11"> </text:span><text:span text:style-name="T45">using</text:span><text:span text:style-name="T11"> </text:span><text:span text:style-name="T45">the</text:span><text:span text:style-name="T11"> </text:span><text:span text:style-name="T45">macros</text:span><text:span text:style-name="T11"> </text:span><text:span text:style-name="T45">__HAL_SAI_ENABLE_IT()</text:span><text:span text:style-name="T11"> </text:span><text:span text:style-name="T45">and</text:span><text:span text:style-name="T11"> </text:span><text:span text:style-name="T45">__HAL_SAI_DISABLE_IT()</text:span></text:p>
      <text:p text:style-name="P45"><text:soft-page-break/><text:span text:style-name="T11"><text:s text:c="8"/></text:span><text:span text:style-name="T45">inside</text:span><text:span text:style-name="T11"> </text:span><text:span text:style-name="T45">the</text:span><text:span text:style-name="T11"> </text:span><text:span text:style-name="T45">transmit</text:span><text:span text:style-name="T11"> </text:span><text:span text:style-name="T45">and</text:span><text:span text:style-name="T11"> </text:span><text:span text:style-name="T45">receive</text:span><text:span text:style-name="T11"> </text:span><text:span text:style-name="T45">process.</text:span></text:p>
      <text:p text:style-name="P45"><text:span text:style-name="T11"><text:s text:c="2"/></text:span><text:span text:style-name="T45">[..]</text:span></text:p>
      <text:p text:style-name="P45"><text:span text:style-name="T11"><text:s text:c="4"/></text:span><text:span text:style-name="T45">(@)</text:span><text:span text:style-name="T11"> </text:span><text:span text:style-name="T45">Make</text:span><text:span text:style-name="T11"> </text:span><text:span text:style-name="T45">sure</text:span><text:span text:style-name="T11"> </text:span><text:span text:style-name="T45">that</text:span><text:span text:style-name="T11"> </text:span><text:span text:style-name="T45">either:</text:span></text:p>
      <text:p text:style-name="P45"><text:span text:style-name="T11"><text:s text:c="8"/></text:span><text:span text:style-name="T45">(+@)</text:span><text:span text:style-name="T11"> </text:span><text:span text:style-name="T45">PLLSAI1CLK</text:span><text:span text:style-name="T11"> </text:span><text:span text:style-name="T45">output</text:span><text:span text:style-name="T11"> </text:span><text:span text:style-name="T45">is</text:span><text:span text:style-name="T11"> </text:span><text:span text:style-name="T45">configured</text:span><text:span text:style-name="T11"> </text:span><text:span text:style-name="T45">or</text:span></text:p>
      <text:p text:style-name="P45"><text:span text:style-name="T11"><text:s text:c="8"/></text:span><text:span text:style-name="T45">(+@)</text:span><text:span text:style-name="T11"> </text:span><text:span text:style-name="T45">PLLSAI2CLK</text:span><text:span text:style-name="T11"> </text:span><text:span text:style-name="T45">output</text:span><text:span text:style-name="T11"> </text:span><text:span text:style-name="T45">is</text:span><text:span text:style-name="T11"> </text:span><text:span text:style-name="T45">configured</text:span><text:span text:style-name="T11"> </text:span><text:span text:style-name="T45">or</text:span></text:p>
      <text:p text:style-name="P45"><text:span text:style-name="T11"><text:s text:c="8"/></text:span><text:span text:style-name="T45">(+@)</text:span><text:span text:style-name="T11"> </text:span><text:span text:style-name="T45">PLLSAI3CLK</text:span><text:span text:style-name="T11"> </text:span><text:span text:style-name="T45">output</text:span><text:span text:style-name="T11"> </text:span><text:span text:style-name="T45">is</text:span><text:span text:style-name="T11"> </text:span><text:span text:style-name="T45">configured</text:span><text:span text:style-name="T11"> </text:span><text:span text:style-name="T45">or</text:span></text:p>
      <text:p text:style-name="P45"><text:span text:style-name="T11"><text:s text:c="8"/></text:span><text:span text:style-name="T45">(+@)</text:span><text:span text:style-name="T11"> </text:span><text:span text:style-name="T45">PLLSAI4ACLK</text:span><text:span text:style-name="T11"> </text:span><text:span text:style-name="T45">output</text:span><text:span text:style-name="T11"> </text:span><text:span text:style-name="T45">is</text:span><text:span text:style-name="T11"> </text:span><text:span text:style-name="T45">configured</text:span><text:span text:style-name="T11"> </text:span><text:span text:style-name="T45">or</text:span></text:p>
      <text:p text:style-name="P45"><text:span text:style-name="T11"><text:s text:c="8"/></text:span><text:span text:style-name="T45">(+@)</text:span><text:span text:style-name="T11"> </text:span><text:span text:style-name="T45">PLLSAI4BCLK</text:span><text:span text:style-name="T11"> </text:span><text:span text:style-name="T45">output</text:span><text:span text:style-name="T11"> </text:span><text:span text:style-name="T45">is</text:span><text:span text:style-name="T11"> </text:span><text:span text:style-name="T45">configured</text:span><text:span text:style-name="T11"> </text:span><text:span text:style-name="T45">or</text:span></text:p>
      <text:p text:style-name="P45"><text:span text:style-name="T11"><text:s text:c="8"/></text:span><text:span text:style-name="T45">(+@)</text:span><text:span text:style-name="T11"> </text:span><text:span text:style-name="T45">External</text:span><text:span text:style-name="T11"> </text:span><text:span text:style-name="T45">clock</text:span><text:span text:style-name="T11"> </text:span><text:span text:style-name="T45">source</text:span><text:span text:style-name="T11"> </text:span><text:span text:style-name="T45">is</text:span><text:span text:style-name="T11"> </text:span><text:span text:style-name="T45">configured</text:span><text:span text:style-name="T11"> </text:span><text:span text:style-name="T45">after</text:span><text:span text:style-name="T11"> </text:span><text:span text:style-name="T45">setting</text:span><text:span text:style-name="T11"> </text:span><text:span text:style-name="T45">correctly</text:span></text:p>
      <text:p text:style-name="P59"><text:span text:style-name="T11"><text:s text:c="13"/></text:span><text:span text:style-name="T45">the</text:span><text:span text:style-name="T11"> </text:span><text:span text:style-name="T45">define</text:span><text:span text:style-name="T11"> </text:span><text:span text:style-name="T45">constant</text:span><text:span text:style-name="T11"> </text:span><text:span text:style-name="T45">EXTERNAL_CLOCK_VALUE</text:span><text:span text:style-name="T11"> </text:span><text:span text:style-name="T45">in</text:span><text:span text:style-name="T11"> </text:span><text:span text:style-name="T45">the</text:span><text:span text:style-name="T11"> </text:span><text:span text:style-name="T45">stm32h7xx_hal_conf.h</text:span><text:span text:style-name="T11"> </text:span><text:span text:style-name="T45">file.</text:span></text:p>
      <text:p text:style-name="P45"><text:span text:style-name="T11"><text:s text:c="2"/></text:span><text:span text:style-name="T45">[..]</text:span></text:p>
      <text:p text:style-name="P45"><text:span text:style-name="T11"><text:s text:c="4"/></text:span><text:span text:style-name="T45">(@)</text:span><text:span text:style-name="T11"> </text:span><text:span text:style-name="T45">In</text:span><text:span text:style-name="T11"> </text:span><text:span text:style-name="T45">master</text:span><text:span text:style-name="T11"> </text:span><text:span text:style-name="T45">Tx</text:span><text:span text:style-name="T11"> </text:span><text:span text:style-name="T45">mode:</text:span><text:span text:style-name="T11"> </text:span><text:span text:style-name="T45">enabling</text:span><text:span text:style-name="T11"> </text:span><text:span text:style-name="T45">the</text:span><text:span text:style-name="T11"> </text:span><text:span text:style-name="T45">audio</text:span><text:span text:style-name="T11"> </text:span><text:span text:style-name="T45">block</text:span><text:span text:style-name="T11"> </text:span><text:span text:style-name="T45">immediately</text:span><text:span text:style-name="T11"> </text:span><text:span text:style-name="T45">generates</text:span><text:span text:style-name="T11"> </text:span><text:span text:style-name="T45">the</text:span><text:span text:style-name="T11"> </text:span><text:span text:style-name="T45">bit</text:span><text:span text:style-name="T11"> </text:span><text:span text:style-name="T45">clock</text:span></text:p>
      <text:p text:style-name="P45"><text:span text:style-name="T11"><text:s text:c="8"/></text:span><text:span text:style-name="T45">for</text:span><text:span text:style-name="T11"> </text:span><text:span text:style-name="T45">the</text:span><text:span text:style-name="T11"> </text:span><text:span text:style-name="T45">external</text:span><text:span text:style-name="T11"> </text:span><text:span text:style-name="T45">slaves</text:span><text:span text:style-name="T11"> </text:span><text:span text:style-name="T45">even</text:span><text:span text:style-name="T11"> </text:span><text:span text:style-name="T45">if</text:span><text:span text:style-name="T11"> </text:span><text:span text:style-name="T45">there</text:span><text:span text:style-name="T11"> </text:span><text:span text:style-name="T45">is</text:span><text:span text:style-name="T11"> </text:span><text:span text:style-name="T45">no</text:span><text:span text:style-name="T11"> </text:span><text:span text:style-name="T45">data</text:span><text:span text:style-name="T11"> </text:span><text:span text:style-name="T45">in</text:span><text:span text:style-name="T11"> </text:span><text:span text:style-name="T45">the</text:span><text:span text:style-name="T11"> </text:span><text:span text:style-name="T45">FIFO,</text:span><text:span text:style-name="T11"> </text:span><text:span text:style-name="T45">However</text:span><text:span text:style-name="T11"> </text:span><text:span text:style-name="T45">FS</text:span><text:span text:style-name="T11"> </text:span><text:span text:style-name="T45">signal</text:span></text:p>
      <text:p text:style-name="P59"><text:span text:style-name="T11"><text:s text:c="8"/></text:span><text:span text:style-name="T45">generation</text:span><text:span text:style-name="T11"> </text:span><text:span text:style-name="T45">is</text:span><text:span text:style-name="T11"> </text:span><text:span text:style-name="T45">conditioned</text:span><text:span text:style-name="T11"> </text:span><text:span text:style-name="T45">by</text:span><text:span text:style-name="T11"> </text:span><text:span text:style-name="T45">the</text:span><text:span text:style-name="T11"> </text:span><text:span text:style-name="T45">presence</text:span><text:span text:style-name="T11"> </text:span><text:span text:style-name="T45">of</text:span><text:span text:style-name="T11"> </text:span><text:span text:style-name="T45">data</text:span><text:span text:style-name="T11"> </text:span><text:span text:style-name="T45">in</text:span><text:span text:style-name="T11"> </text:span><text:span text:style-name="T45">the</text:span><text:span text:style-name="T11"> </text:span><text:span text:style-name="T45">FIFO.</text:span></text:p>
      <text:p text:style-name="P45"><text:span text:style-name="T11"><text:s text:c="2"/></text:span><text:span text:style-name="T45">[..]</text:span></text:p>
      <text:p text:style-name="P45"><text:span text:style-name="T11"><text:s text:c="4"/></text:span><text:span text:style-name="T45">(@)</text:span><text:span text:style-name="T11"> </text:span><text:span text:style-name="T45">In</text:span><text:span text:style-name="T11"> </text:span><text:span text:style-name="T45">master</text:span><text:span text:style-name="T11"> </text:span><text:span text:style-name="T45">Rx</text:span><text:span text:style-name="T11"> </text:span><text:span text:style-name="T45">mode:</text:span><text:span text:style-name="T11"> </text:span><text:span text:style-name="T45">enabling</text:span><text:span text:style-name="T11"> </text:span><text:span text:style-name="T45">the</text:span><text:span text:style-name="T11"> </text:span><text:span text:style-name="T45">audio</text:span><text:span text:style-name="T11"> </text:span><text:span text:style-name="T45">block</text:span><text:span text:style-name="T11"> </text:span><text:span text:style-name="T45">immediately</text:span><text:span text:style-name="T11"> </text:span><text:span text:style-name="T45">generates</text:span><text:span text:style-name="T11"> </text:span><text:span text:style-name="T45">the</text:span><text:span text:style-name="T11"> </text:span><text:span text:style-name="T45">bit</text:span><text:span text:style-name="T11"> </text:span><text:span text:style-name="T45">clock</text:span></text:p>
      <text:p text:style-name="P59"><text:span text:style-name="T11"><text:s text:c="8"/></text:span><text:span text:style-name="T45">and</text:span><text:span text:style-name="T11"> </text:span><text:span text:style-name="T45">FS</text:span><text:span text:style-name="T11"> </text:span><text:span text:style-name="T45">signal</text:span><text:span text:style-name="T11"> </text:span><text:span text:style-name="T45">for</text:span><text:span text:style-name="T11"> </text:span><text:span text:style-name="T45">the</text:span><text:span text:style-name="T11"> </text:span><text:span text:style-name="T45">external</text:span><text:span text:style-name="T11"> </text:span><text:span text:style-name="T45">slaves.</text:span></text:p>
      <text:p text:style-name="P45"><text:span text:style-name="T11"><text:s text:c="2"/></text:span><text:span text:style-name="T45">[..]</text:span></text:p>
      <text:p text:style-name="P45"><text:span text:style-name="T11"><text:s text:c="4"/></text:span><text:span text:style-name="T45">(@)</text:span><text:span text:style-name="T11"> </text:span><text:span text:style-name="T45">It</text:span><text:span text:style-name="T11"> </text:span><text:span text:style-name="T45">is</text:span><text:span text:style-name="T11"> </text:span><text:span text:style-name="T45">mandatory</text:span><text:span text:style-name="T11"> </text:span><text:span text:style-name="T45">to</text:span><text:span text:style-name="T11"> </text:span><text:span text:style-name="T45">respect</text:span><text:span text:style-name="T11"> </text:span><text:span text:style-name="T45">the</text:span><text:span text:style-name="T11"> </text:span><text:span text:style-name="T45">following</text:span><text:span text:style-name="T11"> </text:span><text:span text:style-name="T45">conditions</text:span><text:span text:style-name="T11"> </text:span><text:span text:style-name="T45">in</text:span><text:span text:style-name="T11"> </text:span><text:span text:style-name="T45">order</text:span><text:span text:style-name="T11"> </text:span><text:span text:style-name="T45">to</text:span><text:span text:style-name="T11"> </text:span><text:span text:style-name="T45">avoid</text:span><text:span text:style-name="T11"> </text:span><text:span text:style-name="T45">bad</text:span><text:span text:style-name="T11"> </text:span><text:span text:style-name="T45">SAI</text:span><text:span text:style-name="T11"> </text:span><text:span text:style-name="T45">behavior:</text:span></text:p>
      <text:p text:style-name="P45"><text:span text:style-name="T11"><text:s text:c="8"/></text:span><text:span text:style-name="T45">(+@)</text:span><text:span text:style-name="T11"> </text:span><text:span text:style-name="T45">First</text:span><text:span text:style-name="T11"> </text:span><text:span text:style-name="T45">bit</text:span><text:span text:style-name="T11"> </text:span><text:span text:style-name="T45">Offset</text:span><text:span text:style-name="T11"> </text:span><text:span text:style-name="T45">&lt;=</text:span><text:span text:style-name="T11"> </text:span><text:span text:style-name="T45">(SLOT</text:span><text:span text:style-name="T11"> </text:span><text:span text:style-name="T45">size</text:span><text:span text:style-name="T11"> </text:span><text:span text:style-name="T45">-</text:span><text:span text:style-name="T11"> </text:span><text:span text:style-name="T45">Data</text:span><text:span text:style-name="T11"> </text:span><text:span text:style-name="T45">size)</text:span></text:p>
      <text:p text:style-name="P45"><text:span text:style-name="T11"><text:s text:c="8"/></text:span><text:span text:style-name="T45">(+@)</text:span><text:span text:style-name="T11"> </text:span><text:span text:style-name="T45">Data</text:span><text:span text:style-name="T11"> </text:span><text:span text:style-name="T45">size</text:span><text:span text:style-name="T11"> </text:span><text:span text:style-name="T45">&lt;=</text:span><text:span text:style-name="T11"> </text:span><text:span text:style-name="T45">SLOT</text:span><text:span text:style-name="T11"> </text:span><text:span text:style-name="T45">size</text:span></text:p>
      <text:p text:style-name="P45"><text:span text:style-name="T11"><text:s text:c="8"/></text:span><text:span text:style-name="T45">(+@)</text:span><text:span text:style-name="T11"> </text:span><text:span text:style-name="T45">Number</text:span><text:span text:style-name="T11"> </text:span><text:span text:style-name="T45">of</text:span><text:span text:style-name="T11"> </text:span><text:span text:style-name="T45">SLOT</text:span><text:span text:style-name="T11"> </text:span><text:span text:style-name="T45">x</text:span><text:span text:style-name="T11"> </text:span><text:span text:style-name="T45">SLOT</text:span><text:span text:style-name="T11"> </text:span><text:span text:style-name="T45">size</text:span><text:span text:style-name="T11"> </text:span><text:span text:style-name="T45">=</text:span><text:span text:style-name="T11"> </text:span><text:span text:style-name="T45">Frame</text:span><text:span text:style-name="T11"> </text:span><text:span text:style-name="T45">length</text:span></text:p>
      <text:p text:style-name="P59"><text:span text:style-name="T11"><text:s text:c="8"/></text:span><text:span text:style-name="T45">(+@)</text:span><text:span text:style-name="T11"> </text:span><text:span text:style-name="T45">The</text:span><text:span text:style-name="T11"> </text:span><text:span text:style-name="T45">number</text:span><text:span text:style-name="T11"> </text:span><text:span text:style-name="T45">of</text:span><text:span text:style-name="T11"> </text:span><text:span text:style-name="T45">slots</text:span><text:span text:style-name="T11"> </text:span><text:span text:style-name="T45">should</text:span><text:span text:style-name="T11"> </text:span><text:span text:style-name="T45">be</text:span><text:span text:style-name="T11"> </text:span><text:span text:style-name="T45">even</text:span><text:span text:style-name="T11"> </text:span><text:span text:style-name="T45">when</text:span><text:span text:style-name="T11"> </text:span><text:span text:style-name="T45">SAI_FS_CHANNEL_IDENTIFICATION</text:span><text:span text:style-name="T11"> </text:span><text:span text:style-name="T45">is</text:span><text:span text:style-name="T11"> </text:span><text:span text:style-name="T45">selected.</text:span></text:p>
      <text:p text:style-name="P45"><text:span text:style-name="T11"><text:s text:c="2"/></text:span><text:span text:style-name="T45">[..]</text:span></text:p>
      <text:p text:style-name="P45"><text:span text:style-name="T11"><text:s text:c="4"/></text:span><text:span text:style-name="T45">(@)</text:span><text:span text:style-name="T11"> </text:span><text:span text:style-name="T45">PDM</text:span><text:span text:style-name="T11"> </text:span><text:span text:style-name="T45">interface</text:span><text:span text:style-name="T11"> </text:span><text:span text:style-name="T45">can</text:span><text:span text:style-name="T11"> </text:span><text:span text:style-name="T45">be</text:span><text:span text:style-name="T11"> </text:span><text:span text:style-name="T45">activated</text:span><text:span text:style-name="T11"> </text:span><text:span text:style-name="T45">through</text:span><text:span text:style-name="T11"> </text:span><text:span text:style-name="T45">HAL_SAI_Init</text:span><text:span text:style-name="T11"> </text:span><text:span text:style-name="T45">function.</text:span></text:p>
      <text:p text:style-name="P45"><text:span text:style-name="T11"><text:s text:c="8"/></text:span><text:span text:style-name="T45">Please</text:span><text:span text:style-name="T11"> </text:span><text:span text:style-name="T45">note</text:span><text:span text:style-name="T11"> </text:span><text:span text:style-name="T45">that</text:span><text:span text:style-name="T11"> </text:span><text:span text:style-name="T45">PDM</text:span><text:span text:style-name="T11"> </text:span><text:span text:style-name="T45">interface</text:span><text:span text:style-name="T11"> </text:span><text:span text:style-name="T45">is</text:span><text:span text:style-name="T11"> </text:span><text:span text:style-name="T45">only</text:span><text:span text:style-name="T11"> </text:span><text:span text:style-name="T45">available</text:span><text:span text:style-name="T11"> </text:span><text:span text:style-name="T45">for</text:span><text:span text:style-name="T11"> </text:span><text:span text:style-name="T45">SAI1</text:span><text:span text:style-name="T11"> </text:span><text:span text:style-name="T45">or</text:span><text:span text:style-name="T11"> </text:span><text:span text:style-name="T45">SAI4</text:span><text:span text:style-name="T11"> </text:span><text:span text:style-name="T45">sub-block</text:span><text:span text:style-name="T11"> </text:span><text:span text:style-name="T45">A.</text:span></text:p>
      <text:p text:style-name="P59"><text:span text:style-name="T11"><text:s text:c="8"/></text:span><text:span text:style-name="T45">PDM</text:span><text:span text:style-name="T11"> </text:span><text:span text:style-name="T45">microphone</text:span><text:span text:style-name="T11"> </text:span><text:span text:style-name="T45">delays</text:span><text:span text:style-name="T11"> </text:span><text:span text:style-name="T45">can</text:span><text:span text:style-name="T11"> </text:span><text:span text:style-name="T45">be</text:span><text:span text:style-name="T11"> </text:span><text:span text:style-name="T45">tuned</text:span><text:span text:style-name="T11"> </text:span><text:span text:style-name="T45">with</text:span><text:span text:style-name="T11"> </text:span><text:span text:style-name="T45">HAL_SAIEx_ConfigPdmMicDelay</text:span><text:span text:style-name="T11"> </text:span><text:span text:style-name="T45">function.</text:span></text:p>
      <text:p text:style-name="P45"><text:span text:style-name="T11"><text:s text:c="2"/></text:span><text:span text:style-name="T45">[..]</text:span></text:p>
      <text:p text:style-name="P59"><text:span text:style-name="T11"><text:s text:c="4"/></text:span><text:span text:style-name="T45">Three</text:span><text:span text:style-name="T11"> </text:span><text:span text:style-name="T45">operation</text:span><text:span text:style-name="T11"> </text:span><text:span text:style-name="T45">modes</text:span><text:span text:style-name="T11"> </text:span><text:span text:style-name="T45">are</text:span><text:span text:style-name="T11"> </text:span><text:span text:style-name="T45">available</text:span><text:span text:style-name="T11"> </text:span><text:span text:style-name="T45">within</text:span><text:span text:style-name="T11"> </text:span><text:span text:style-name="T45">this</text:span><text:span text:style-name="T11"> </text:span><text:span text:style-name="T45">driver</text:span><text:span text:style-name="T11"> </text:span><text:span text:style-name="T45">:</text:span></text:p>
      <text:p text:style-name="P45"><text:span text:style-name="T11"><text:s text:c="4"/></text:span><text:span text:style-name="T45">***</text:span><text:span text:style-name="T11"> </text:span><text:span text:style-name="T45">Polling</text:span><text:span text:style-name="T11"> </text:span><text:span text:style-name="T45">mode</text:span><text:span text:style-name="T11"> </text:span><text:span text:style-name="T45">IO</text:span><text:span text:style-name="T11"> </text:span><text:span text:style-name="T45">operation</text:span><text:span text:style-name="T11"> </text:span><text:span text:style-name="T45">***</text:span></text:p>
      <text:p text:style-name="P45"><text:span text:style-name="T11"><text:s text:c="4"/></text:span><text:span text:style-name="T45">=================================</text:span></text:p>
      <text:p text:style-name="P45"><text:span text:style-name="T11"><text:s text:c="4"/></text:span><text:span text:style-name="T45">[..]</text:span></text:p>
      <text:p text:style-name="P45"><text:span text:style-name="T11"><text:s text:c="6"/></text:span><text:span text:style-name="T45">(+)</text:span><text:span text:style-name="T11"> </text:span><text:span text:style-name="T45">Send</text:span><text:span text:style-name="T11"> </text:span><text:span text:style-name="T45">an</text:span><text:span text:style-name="T11"> </text:span><text:span text:style-name="T45">amount</text:span><text:span text:style-name="T11"> </text:span><text:span text:style-name="T45">of</text:span><text:span text:style-name="T11"> </text:span><text:span text:style-name="T45">data</text:span><text:span text:style-name="T11"> </text:span><text:span text:style-name="T45">in</text:span><text:span text:style-name="T11"> </text:span><text:span text:style-name="T45">blocking</text:span><text:span text:style-name="T11"> </text:span><text:span text:style-name="T45">mode</text:span><text:span text:style-name="T11"> </text:span><text:span text:style-name="T45">using</text:span><text:span text:style-name="T11"> </text:span><text:span text:style-name="T45">HAL_SAI_Transmit()</text:span></text:p>
      <text:p text:style-name="P59"><text:span text:style-name="T11"><text:s text:c="6"/></text:span><text:span text:style-name="T45">(+)</text:span><text:span text:style-name="T11"> </text:span><text:span text:style-name="T45">Receive</text:span><text:span text:style-name="T11"> </text:span><text:span text:style-name="T45">an</text:span><text:span text:style-name="T11"> </text:span><text:span text:style-name="T45">amount</text:span><text:span text:style-name="T11"> </text:span><text:span text:style-name="T45">of</text:span><text:span text:style-name="T11"> </text:span><text:span text:style-name="T45">data</text:span><text:span text:style-name="T11"> </text:span><text:span text:style-name="T45">in</text:span><text:span text:style-name="T11"> </text:span><text:span text:style-name="T45">blocking</text:span><text:span text:style-name="T11"> </text:span><text:span text:style-name="T45">mode</text:span><text:span text:style-name="T11"> </text:span><text:span text:style-name="T45">using</text:span><text:span text:style-name="T11"> </text:span><text:span text:style-name="T45">HAL_SAI_Receive()</text:span></text:p>
      <text:p text:style-name="P45"><text:span text:style-name="T11"><text:s text:c="4"/></text:span><text:span text:style-name="T45">***</text:span><text:span text:style-name="T11"> </text:span><text:span text:style-name="T45">Interrupt</text:span><text:span text:style-name="T11"> </text:span><text:span text:style-name="T45">mode</text:span><text:span text:style-name="T11"> </text:span><text:span text:style-name="T45">IO</text:span><text:span text:style-name="T11"> </text:span><text:span text:style-name="T45">operation</text:span><text:span text:style-name="T11"> </text:span><text:span text:style-name="T45">***</text:span></text:p>
      <text:p text:style-name="P45"><text:span text:style-name="T11"><text:s text:c="4"/></text:span><text:span text:style-name="T45">===================================</text:span></text:p>
      <text:p text:style-name="P45"><text:span text:style-name="T11"><text:s text:c="4"/></text:span><text:span text:style-name="T45">[..]</text:span></text:p>
      <text:p text:style-name="P45"><text:span text:style-name="T11"><text:s text:c="6"/></text:span><text:span text:style-name="T45">(+)</text:span><text:span text:style-name="T11"> </text:span><text:span text:style-name="T45">Send</text:span><text:span text:style-name="T11"> </text:span><text:span text:style-name="T45">an</text:span><text:span text:style-name="T11"> </text:span><text:span text:style-name="T45">amount</text:span><text:span text:style-name="T11"> </text:span><text:span text:style-name="T45">of</text:span><text:span text:style-name="T11"> </text:span><text:span text:style-name="T45">data</text:span><text:span text:style-name="T11"> </text:span><text:span text:style-name="T45">in</text:span><text:span text:style-name="T11"> </text:span><text:span text:style-name="T45">non-blocking</text:span><text:span text:style-name="T11"> </text:span><text:span text:style-name="T45">mode</text:span><text:span text:style-name="T11"> </text:span><text:span text:style-name="T45">using</text:span><text:span text:style-name="T11"> </text:span><text:span text:style-name="T45">HAL_SAI_Transmit_IT()</text:span></text:p>
      <text:p text:style-name="P45"><text:span text:style-name="T11"><text:s text:c="6"/></text:span><text:span text:style-name="T45">(+)</text:span><text:span text:style-name="T11"> </text:span><text:span text:style-name="T45">At</text:span><text:span text:style-name="T11"> </text:span><text:span text:style-name="T45">transmission</text:span><text:span text:style-name="T11"> </text:span><text:span text:style-name="T45">end</text:span><text:span text:style-name="T11"> </text:span><text:span text:style-name="T45">of</text:span><text:span text:style-name="T11"> </text:span><text:span text:style-name="T45">transfer</text:span><text:span text:style-name="T11"> </text:span><text:span text:style-name="T45">HAL_SAI_TxCpltCallback()</text:span><text:span text:style-name="T11"> </text:span><text:span text:style-name="T45">is</text:span><text:span text:style-name="T11"> </text:span><text:span text:style-name="T45">executed</text:span><text:span text:style-name="T11"> </text:span><text:span text:style-name="T45">and</text:span><text:span text:style-name="T11"> </text:span><text:span text:style-name="T45">user</text:span><text:span text:style-name="T11"> </text:span><text:span text:style-name="T45">can</text:span></text:p>
      <text:p text:style-name="P45"><text:span text:style-name="T11"><text:s text:c="10"/></text:span><text:span text:style-name="T45">add</text:span><text:span text:style-name="T11"> </text:span><text:span text:style-name="T45">his</text:span><text:span text:style-name="T11"> </text:span><text:span text:style-name="T45">own</text:span><text:span text:style-name="T11"> </text:span><text:span text:style-name="T45">code</text:span><text:span text:style-name="T11"> </text:span><text:span text:style-name="T45">by</text:span><text:span text:style-name="T11"> </text:span><text:span text:style-name="T45">customization</text:span><text:span text:style-name="T11"> </text:span><text:span text:style-name="T45">of</text:span><text:span text:style-name="T11"> </text:span><text:span text:style-name="T45">function</text:span><text:span text:style-name="T11"> </text:span><text:span text:style-name="T45">pointer</text:span><text:span text:style-name="T11"> </text:span><text:span text:style-name="T45">HAL_SAI_TxCpltCallback()</text:span></text:p>
      <text:p text:style-name="P45"><text:span text:style-name="T11"><text:s text:c="6"/></text:span><text:span text:style-name="T45">(+)</text:span><text:span text:style-name="T11"> </text:span><text:span text:style-name="T45">Receive</text:span><text:span text:style-name="T11"> </text:span><text:span text:style-name="T45">an</text:span><text:span text:style-name="T11"> </text:span><text:span text:style-name="T45">amount</text:span><text:span text:style-name="T11"> </text:span><text:span text:style-name="T45">of</text:span><text:span text:style-name="T11"> </text:span><text:span text:style-name="T45">data</text:span><text:span text:style-name="T11"> </text:span><text:span text:style-name="T45">in</text:span><text:span text:style-name="T11"> </text:span><text:span text:style-name="T45">non-blocking</text:span><text:span text:style-name="T11"> </text:span><text:span text:style-name="T45">mode</text:span><text:span text:style-name="T11"> </text:span><text:span text:style-name="T45">using</text:span><text:span text:style-name="T11"> </text:span><text:span text:style-name="T45">HAL_SAI_Receive_IT()</text:span></text:p>
      <text:p text:style-name="P45"><text:span text:style-name="T11"><text:s text:c="6"/></text:span><text:span text:style-name="T45">(+)</text:span><text:span text:style-name="T11"> </text:span><text:span text:style-name="T45">At</text:span><text:span text:style-name="T11"> </text:span><text:span text:style-name="T45">reception</text:span><text:span text:style-name="T11"> </text:span><text:span text:style-name="T45">end</text:span><text:span text:style-name="T11"> </text:span><text:span text:style-name="T45">of</text:span><text:span text:style-name="T11"> </text:span><text:span text:style-name="T45">transfer</text:span><text:span text:style-name="T11"> </text:span><text:span text:style-name="T45">HAL_SAI_RxCpltCallback()</text:span><text:span text:style-name="T11"> </text:span><text:span text:style-name="T45">is</text:span><text:span text:style-name="T11"> </text:span><text:span text:style-name="T45">executed</text:span><text:span text:style-name="T11"> </text:span><text:span text:style-name="T45">and</text:span><text:span text:style-name="T11"> </text:span><text:span text:style-name="T45">user</text:span><text:span text:style-name="T11"> </text:span><text:span text:style-name="T45">can</text:span></text:p>
      <text:p text:style-name="P45"><text:span text:style-name="T11"><text:s text:c="10"/></text:span><text:span text:style-name="T45">add</text:span><text:span text:style-name="T11"> </text:span><text:span text:style-name="T45">his</text:span><text:span text:style-name="T11"> </text:span><text:span text:style-name="T45">own</text:span><text:span text:style-name="T11"> </text:span><text:span text:style-name="T45">code</text:span><text:span text:style-name="T11"> </text:span><text:span text:style-name="T45">by</text:span><text:span text:style-name="T11"> </text:span><text:span text:style-name="T45">customization</text:span><text:span text:style-name="T11"> </text:span><text:span text:style-name="T45">of</text:span><text:span text:style-name="T11"> </text:span><text:span text:style-name="T45">function</text:span><text:span text:style-name="T11"> </text:span><text:span text:style-name="T45">pointer</text:span><text:span text:style-name="T11"> </text:span><text:span text:style-name="T45">HAL_SAI_RxCpltCallback()</text:span></text:p>
      <text:p text:style-name="P45"><text:span text:style-name="T11"><text:s text:c="6"/></text:span><text:span text:style-name="T45">(+)</text:span><text:span text:style-name="T11"> </text:span><text:span text:style-name="T45">In</text:span><text:span text:style-name="T11"> </text:span><text:span text:style-name="T45">case</text:span><text:span text:style-name="T11"> </text:span><text:span text:style-name="T45">of</text:span><text:span text:style-name="T11"> </text:span><text:span text:style-name="T45">flag</text:span><text:span text:style-name="T11"> </text:span><text:span text:style-name="T45">error,</text:span><text:span text:style-name="T11"> </text:span><text:span text:style-name="T45">HAL_SAI_ErrorCallback()</text:span><text:span text:style-name="T11"> </text:span><text:span text:style-name="T45">function</text:span><text:span text:style-name="T11"> </text:span><text:span text:style-name="T45">is</text:span><text:span text:style-name="T11"> </text:span><text:span text:style-name="T45">executed</text:span><text:span text:style-name="T11"> </text:span><text:span text:style-name="T45">and</text:span><text:span text:style-name="T11"> </text:span><text:span text:style-name="T45">user</text:span><text:span text:style-name="T11"> </text:span><text:span text:style-name="T45">can</text:span></text:p>
      <text:p text:style-name="P59"><text:span text:style-name="T11"><text:s text:c="10"/></text:span><text:span text:style-name="T45">add</text:span><text:span text:style-name="T11"> </text:span><text:span text:style-name="T45">his</text:span><text:span text:style-name="T11"> </text:span><text:span text:style-name="T45">own</text:span><text:span text:style-name="T11"> </text:span><text:span text:style-name="T45">code</text:span><text:span text:style-name="T11"> </text:span><text:span text:style-name="T45">by</text:span><text:span text:style-name="T11"> </text:span><text:span text:style-name="T45">customization</text:span><text:span text:style-name="T11"> </text:span><text:span text:style-name="T45">of</text:span><text:span text:style-name="T11"> </text:span><text:span text:style-name="T45">function</text:span><text:span text:style-name="T11"> </text:span><text:span text:style-name="T45">pointer</text:span><text:span text:style-name="T11"> </text:span><text:span text:style-name="T45">HAL_SAI_ErrorCallback()</text:span></text:p>
      <text:p text:style-name="P45"><text:span text:style-name="T11"><text:s text:c="4"/></text:span><text:span text:style-name="T45">***</text:span><text:span text:style-name="T11"> </text:span><text:span text:style-name="T45">DMA</text:span><text:span text:style-name="T11"> </text:span><text:span text:style-name="T45">mode</text:span><text:span text:style-name="T11"> </text:span><text:span text:style-name="T45">IO</text:span><text:span text:style-name="T11"> </text:span><text:span text:style-name="T45">operation</text:span><text:span text:style-name="T11"> </text:span><text:span text:style-name="T45">***</text:span></text:p>
      <text:p text:style-name="P45"><text:span text:style-name="T11"><text:s text:c="4"/></text:span><text:span text:style-name="T45">=============================</text:span></text:p>
      <text:p text:style-name="P45"><text:span text:style-name="T11"><text:s text:c="4"/></text:span><text:span text:style-name="T45">[..]</text:span></text:p>
      <text:p text:style-name="P45"><text:span text:style-name="T11"><text:s text:c="6"/></text:span><text:span text:style-name="T45">(+)</text:span><text:span text:style-name="T11"> </text:span><text:span text:style-name="T45">Send</text:span><text:span text:style-name="T11"> </text:span><text:span text:style-name="T45">an</text:span><text:span text:style-name="T11"> </text:span><text:span text:style-name="T45">amount</text:span><text:span text:style-name="T11"> </text:span><text:span text:style-name="T45">of</text:span><text:span text:style-name="T11"> </text:span><text:span text:style-name="T45">data</text:span><text:span text:style-name="T11"> </text:span><text:span text:style-name="T45">in</text:span><text:span text:style-name="T11"> </text:span><text:span text:style-name="T45">non-blocking</text:span><text:span text:style-name="T11"> </text:span><text:span text:style-name="T45">mode</text:span><text:span text:style-name="T11"> </text:span><text:span text:style-name="T45">(DMA)</text:span><text:span text:style-name="T11"> </text:span><text:span text:style-name="T45">using</text:span><text:span text:style-name="T11"> </text:span><text:span text:style-name="T45">HAL_SAI_Transmit_DMA()</text:span></text:p>
      <text:p text:style-name="P45"><text:span text:style-name="T11"><text:s text:c="6"/></text:span><text:span text:style-name="T45">(+)</text:span><text:span text:style-name="T11"> </text:span><text:span text:style-name="T45">At</text:span><text:span text:style-name="T11"> </text:span><text:span text:style-name="T45">transmission</text:span><text:span text:style-name="T11"> </text:span><text:span text:style-name="T45">end</text:span><text:span text:style-name="T11"> </text:span><text:span text:style-name="T45">of</text:span><text:span text:style-name="T11"> </text:span><text:span text:style-name="T45">transfer</text:span><text:span text:style-name="T11"> </text:span><text:span text:style-name="T45">HAL_SAI_TxCpltCallback()</text:span><text:span text:style-name="T11"> </text:span><text:span text:style-name="T45">is</text:span><text:span text:style-name="T11"> </text:span><text:span text:style-name="T45">executed</text:span><text:span text:style-name="T11"> </text:span><text:span text:style-name="T45">and</text:span><text:span text:style-name="T11"> </text:span><text:span text:style-name="T45">user</text:span><text:span text:style-name="T11"> </text:span><text:span text:style-name="T45">can</text:span></text:p>
      <text:p text:style-name="P45"><text:span text:style-name="T11"><text:s text:c="10"/></text:span><text:span text:style-name="T45">add</text:span><text:span text:style-name="T11"> </text:span><text:span text:style-name="T45">his</text:span><text:span text:style-name="T11"> </text:span><text:span text:style-name="T45">own</text:span><text:span text:style-name="T11"> </text:span><text:span text:style-name="T45">code</text:span><text:span text:style-name="T11"> </text:span><text:span text:style-name="T45">by</text:span><text:span text:style-name="T11"> </text:span><text:span text:style-name="T45">customization</text:span><text:span text:style-name="T11"> </text:span><text:span text:style-name="T45">of</text:span><text:span text:style-name="T11"> </text:span><text:span text:style-name="T45">function</text:span><text:span text:style-name="T11"> </text:span><text:span text:style-name="T45">pointer</text:span><text:span text:style-name="T11"> </text:span><text:span text:style-name="T45">HAL_SAI_TxCpltCallback()</text:span></text:p>
      <text:p text:style-name="P45"><text:span text:style-name="T11"><text:s text:c="6"/></text:span><text:span text:style-name="T45">(+)</text:span><text:span text:style-name="T11"> </text:span><text:span text:style-name="T45">Receive</text:span><text:span text:style-name="T11"> </text:span><text:span text:style-name="T45">an</text:span><text:span text:style-name="T11"> </text:span><text:span text:style-name="T45">amount</text:span><text:span text:style-name="T11"> </text:span><text:span text:style-name="T45">of</text:span><text:span text:style-name="T11"> </text:span><text:span text:style-name="T45">data</text:span><text:span text:style-name="T11"> </text:span><text:span text:style-name="T45">in</text:span><text:span text:style-name="T11"> </text:span><text:span text:style-name="T45">non-blocking</text:span><text:span text:style-name="T11"> </text:span><text:span text:style-name="T45">mode</text:span><text:span text:style-name="T11"> </text:span><text:span text:style-name="T45">(DMA)</text:span><text:span text:style-name="T11"> </text:span><text:span text:style-name="T45">using</text:span><text:span text:style-name="T11"> </text:span><text:span text:style-name="T45">HAL_SAI_Receive_DMA()</text:span></text:p>
      <text:p text:style-name="P45"><text:span text:style-name="T11"><text:s text:c="6"/></text:span><text:span text:style-name="T45">(+)</text:span><text:span text:style-name="T11"> </text:span><text:span text:style-name="T45">At</text:span><text:span text:style-name="T11"> </text:span><text:span text:style-name="T45">reception</text:span><text:span text:style-name="T11"> </text:span><text:span text:style-name="T45">end</text:span><text:span text:style-name="T11"> </text:span><text:span text:style-name="T45">of</text:span><text:span text:style-name="T11"> </text:span><text:span text:style-name="T45">transfer</text:span><text:span text:style-name="T11"> </text:span><text:span text:style-name="T45">HAL_SAI_RxCpltCallback()</text:span><text:span text:style-name="T11"> </text:span><text:span text:style-name="T45">is</text:span><text:span text:style-name="T11"> </text:span><text:span text:style-name="T45">executed</text:span><text:span text:style-name="T11"> </text:span><text:span text:style-name="T45">and</text:span><text:span text:style-name="T11"> </text:span><text:span text:style-name="T45">user</text:span><text:span text:style-name="T11"> </text:span><text:span text:style-name="T45">can</text:span></text:p>
      <text:p text:style-name="P45"><text:span text:style-name="T11"><text:s text:c="10"/></text:span><text:span text:style-name="T45">add</text:span><text:span text:style-name="T11"> </text:span><text:span text:style-name="T45">his</text:span><text:span text:style-name="T11"> </text:span><text:span text:style-name="T45">own</text:span><text:span text:style-name="T11"> </text:span><text:span text:style-name="T45">code</text:span><text:span text:style-name="T11"> </text:span><text:span text:style-name="T45">by</text:span><text:span text:style-name="T11"> </text:span><text:span text:style-name="T45">customization</text:span><text:span text:style-name="T11"> </text:span><text:span text:style-name="T45">of</text:span><text:span text:style-name="T11"> </text:span><text:span text:style-name="T45">function</text:span><text:span text:style-name="T11"> </text:span><text:span text:style-name="T45">pointer</text:span><text:span text:style-name="T11"> </text:span><text:span text:style-name="T45">HAL_SAI_RxCpltCallback()</text:span></text:p>
      <text:p text:style-name="P45"><text:soft-page-break/><text:span text:style-name="T11"><text:s text:c="6"/></text:span><text:span text:style-name="T45">(+)</text:span><text:span text:style-name="T11"> </text:span><text:span text:style-name="T45">In</text:span><text:span text:style-name="T11"> </text:span><text:span text:style-name="T45">case</text:span><text:span text:style-name="T11"> </text:span><text:span text:style-name="T45">of</text:span><text:span text:style-name="T11"> </text:span><text:span text:style-name="T45">flag</text:span><text:span text:style-name="T11"> </text:span><text:span text:style-name="T45">error,</text:span><text:span text:style-name="T11"> </text:span><text:span text:style-name="T45">HAL_SAI_ErrorCallback()</text:span><text:span text:style-name="T11"> </text:span><text:span text:style-name="T45">function</text:span><text:span text:style-name="T11"> </text:span><text:span text:style-name="T45">is</text:span><text:span text:style-name="T11"> </text:span><text:span text:style-name="T45">executed</text:span><text:span text:style-name="T11"> </text:span><text:span text:style-name="T45">and</text:span><text:span text:style-name="T11"> </text:span><text:span text:style-name="T45">user</text:span><text:span text:style-name="T11"> </text:span><text:span text:style-name="T45">can</text:span></text:p>
      <text:p text:style-name="P45"><text:span text:style-name="T11"><text:s text:c="10"/></text:span><text:span text:style-name="T45">add</text:span><text:span text:style-name="T11"> </text:span><text:span text:style-name="T45">his</text:span><text:span text:style-name="T11"> </text:span><text:span text:style-name="T45">own</text:span><text:span text:style-name="T11"> </text:span><text:span text:style-name="T45">code</text:span><text:span text:style-name="T11"> </text:span><text:span text:style-name="T45">by</text:span><text:span text:style-name="T11"> </text:span><text:span text:style-name="T45">customization</text:span><text:span text:style-name="T11"> </text:span><text:span text:style-name="T45">of</text:span><text:span text:style-name="T11"> </text:span><text:span text:style-name="T45">function</text:span><text:span text:style-name="T11"> </text:span><text:span text:style-name="T45">pointer</text:span><text:span text:style-name="T11"> </text:span><text:span text:style-name="T45">HAL_SAI_ErrorCallback()</text:span></text:p>
      <text:p text:style-name="P45"><text:span text:style-name="T11"><text:s text:c="6"/></text:span><text:span text:style-name="T45">(+)</text:span><text:span text:style-name="T11"> </text:span><text:span text:style-name="T45">Pause</text:span><text:span text:style-name="T11"> </text:span><text:span text:style-name="T45">the</text:span><text:span text:style-name="T11"> </text:span><text:span text:style-name="T45">DMA</text:span><text:span text:style-name="T11"> </text:span><text:span text:style-name="T45">Transfer</text:span><text:span text:style-name="T11"> </text:span><text:span text:style-name="T45">using</text:span><text:span text:style-name="T11"> </text:span><text:span text:style-name="T45">HAL_SAI_DMAPause()</text:span></text:p>
      <text:p text:style-name="P45"><text:span text:style-name="T11"><text:s text:c="6"/></text:span><text:span text:style-name="T45">(+)</text:span><text:span text:style-name="T11"> </text:span><text:span text:style-name="T45">Resume</text:span><text:span text:style-name="T11"> </text:span><text:span text:style-name="T45">the</text:span><text:span text:style-name="T11"> </text:span><text:span text:style-name="T45">DMA</text:span><text:span text:style-name="T11"> </text:span><text:span text:style-name="T45">Transfer</text:span><text:span text:style-name="T11"> </text:span><text:span text:style-name="T45">using</text:span><text:span text:style-name="T11"> </text:span><text:span text:style-name="T45">HAL_SAI_DMAResume()</text:span></text:p>
      <text:p text:style-name="P59"><text:span text:style-name="T11"><text:s text:c="6"/></text:span><text:span text:style-name="T45">(+)</text:span><text:span text:style-name="T11"> </text:span><text:span text:style-name="T45">Stop</text:span><text:span text:style-name="T11"> </text:span><text:span text:style-name="T45">the</text:span><text:span text:style-name="T11"> </text:span><text:span text:style-name="T45">DMA</text:span><text:span text:style-name="T11"> </text:span><text:span text:style-name="T45">Transfer</text:span><text:span text:style-name="T11"> </text:span><text:span text:style-name="T45">using</text:span><text:span text:style-name="T11"> </text:span><text:span text:style-name="T45">HAL_SAI_DMAStop()</text:span></text:p>
      <text:p text:style-name="P45"><text:span text:style-name="T11"><text:s text:c="4"/></text:span><text:span text:style-name="T45">***</text:span><text:span text:style-name="T11"> </text:span><text:span text:style-name="T45">SAI</text:span><text:span text:style-name="T11"> </text:span><text:span text:style-name="T45">HAL</text:span><text:span text:style-name="T11"> </text:span><text:span text:style-name="T45">driver</text:span><text:span text:style-name="T11"> </text:span><text:span text:style-name="T45">additional</text:span><text:span text:style-name="T11"> </text:span><text:span text:style-name="T45">function</text:span><text:span text:style-name="T11"> </text:span><text:span text:style-name="T45">list</text:span><text:span text:style-name="T11"> </text:span><text:span text:style-name="T45">***</text:span></text:p>
      <text:p text:style-name="P45"><text:span text:style-name="T11"><text:s text:c="4"/></text:span><text:span text:style-name="T45">===============================================</text:span></text:p>
      <text:p text:style-name="P45"><text:span text:style-name="T11"><text:s text:c="4"/></text:span><text:span text:style-name="T45">[..]</text:span></text:p>
      <text:p text:style-name="P59"><text:span text:style-name="T11"><text:s text:c="6"/></text:span><text:span text:style-name="T45">Below</text:span><text:span text:style-name="T11"> </text:span><text:span text:style-name="T45">the</text:span><text:span text:style-name="T11"> </text:span><text:span text:style-name="T45">list</text:span><text:span text:style-name="T11"> </text:span><text:span text:style-name="T45">the</text:span><text:span text:style-name="T11"> </text:span><text:span text:style-name="T45">others</text:span><text:span text:style-name="T11"> </text:span><text:span text:style-name="T45">API</text:span><text:span text:style-name="T11"> </text:span><text:span text:style-name="T45">available</text:span><text:span text:style-name="T11"> </text:span><text:span text:style-name="T45">SAI</text:span><text:span text:style-name="T11"> </text:span><text:span text:style-name="T45">HAL</text:span><text:span text:style-name="T11"> </text:span><text:span text:style-name="T45">driver</text:span><text:span text:style-name="T11"> </text:span><text:span text:style-name="T45">:</text:span></text:p>
      <text:p text:style-name="P45"><text:span text:style-name="T11"><text:s text:c="6"/></text:span><text:span text:style-name="T45">(+)</text:span><text:span text:style-name="T11"> </text:span><text:span text:style-name="T45">HAL_SAI_EnableTxMuteMode():</text:span><text:span text:style-name="T11"> </text:span><text:span text:style-name="T45">Enable</text:span><text:span text:style-name="T11"> </text:span><text:span text:style-name="T45">the</text:span><text:span text:style-name="T11"> </text:span><text:span text:style-name="T45">mute</text:span><text:span text:style-name="T11"> </text:span><text:span text:style-name="T45">in</text:span><text:span text:style-name="T11"> </text:span><text:span text:style-name="T45">tx</text:span><text:span text:style-name="T11"> </text:span><text:span text:style-name="T45">mode</text:span></text:p>
      <text:p text:style-name="P45"><text:span text:style-name="T11"><text:s text:c="6"/></text:span><text:span text:style-name="T45">(+)</text:span><text:span text:style-name="T11"> </text:span><text:span text:style-name="T45">HAL_SAI_DisableTxMuteMode():</text:span><text:span text:style-name="T11"> </text:span><text:span text:style-name="T45">Disable</text:span><text:span text:style-name="T11"> </text:span><text:span text:style-name="T45">the</text:span><text:span text:style-name="T11"> </text:span><text:span text:style-name="T45">mute</text:span><text:span text:style-name="T11"> </text:span><text:span text:style-name="T45">in</text:span><text:span text:style-name="T11"> </text:span><text:span text:style-name="T45">tx</text:span><text:span text:style-name="T11"> </text:span><text:span text:style-name="T45">mode</text:span></text:p>
      <text:p text:style-name="P45"><text:span text:style-name="T11"><text:s text:c="6"/></text:span><text:span text:style-name="T45">(+)</text:span><text:span text:style-name="T11"> </text:span><text:span text:style-name="T45">HAL_SAI_EnableRxMuteMode():</text:span><text:span text:style-name="T11"> </text:span><text:span text:style-name="T45">Enable</text:span><text:span text:style-name="T11"> </text:span><text:span text:style-name="T45">the</text:span><text:span text:style-name="T11"> </text:span><text:span text:style-name="T45">mute</text:span><text:span text:style-name="T11"> </text:span><text:span text:style-name="T45">in</text:span><text:span text:style-name="T11"> </text:span><text:span text:style-name="T45">Rx</text:span><text:span text:style-name="T11"> </text:span><text:span text:style-name="T45">mode</text:span></text:p>
      <text:p text:style-name="P45"><text:span text:style-name="T11"><text:s text:c="6"/></text:span><text:span text:style-name="T45">(+)</text:span><text:span text:style-name="T11"> </text:span><text:span text:style-name="T45">HAL_SAI_DisableRxMuteMode():</text:span><text:span text:style-name="T11"> </text:span><text:span text:style-name="T45">Disable</text:span><text:span text:style-name="T11"> </text:span><text:span text:style-name="T45">the</text:span><text:span text:style-name="T11"> </text:span><text:span text:style-name="T45">mute</text:span><text:span text:style-name="T11"> </text:span><text:span text:style-name="T45">in</text:span><text:span text:style-name="T11"> </text:span><text:span text:style-name="T45">Rx</text:span><text:span text:style-name="T11"> </text:span><text:span text:style-name="T45">mode</text:span></text:p>
      <text:p text:style-name="P45"><text:span text:style-name="T11"><text:s text:c="6"/></text:span><text:span text:style-name="T45">(+)</text:span><text:span text:style-name="T11"> </text:span><text:span text:style-name="T45">HAL_SAI_FlushRxFifo():</text:span><text:span text:style-name="T11"> </text:span><text:span text:style-name="T45">Flush</text:span><text:span text:style-name="T11"> </text:span><text:span text:style-name="T45">the</text:span><text:span text:style-name="T11"> </text:span><text:span text:style-name="T45">rx</text:span><text:span text:style-name="T11"> </text:span><text:span text:style-name="T45">fifo.</text:span></text:p>
      <text:p text:style-name="P59"><text:span text:style-name="T11"><text:s text:c="6"/></text:span><text:span text:style-name="T45">(+)</text:span><text:span text:style-name="T11"> </text:span><text:span text:style-name="T45">HAL_SAI_Abort():</text:span><text:span text:style-name="T11"> </text:span><text:span text:style-name="T45">Abort</text:span><text:span text:style-name="T11"> </text:span><text:span text:style-name="T45">the</text:span><text:span text:style-name="T11"> </text:span><text:span text:style-name="T45">current</text:span><text:span text:style-name="T11"> </text:span><text:span text:style-name="T45">transfer</text:span></text:p>
      <text:p text:style-name="P45"><text:span text:style-name="T11"><text:s text:c="4"/></text:span><text:span text:style-name="T45">***</text:span><text:span text:style-name="T11"> </text:span><text:span text:style-name="T45">SAI</text:span><text:span text:style-name="T11"> </text:span><text:span text:style-name="T45">HAL</text:span><text:span text:style-name="T11"> </text:span><text:span text:style-name="T45">driver</text:span><text:span text:style-name="T11"> </text:span><text:span text:style-name="T45">macros</text:span><text:span text:style-name="T11"> </text:span><text:span text:style-name="T45">list</text:span><text:span text:style-name="T11"> </text:span><text:span text:style-name="T45">***</text:span></text:p>
      <text:p text:style-name="P45"><text:span text:style-name="T11"><text:s text:c="4"/></text:span><text:span text:style-name="T45">==================================</text:span></text:p>
      <text:p text:style-name="P45"><text:span text:style-name="T11"><text:s text:c="4"/></text:span><text:span text:style-name="T45">[..]</text:span></text:p>
      <text:p text:style-name="P59"><text:span text:style-name="T11"><text:s text:c="6"/></text:span><text:span text:style-name="T45">Below</text:span><text:span text:style-name="T11"> </text:span><text:span text:style-name="T45">the</text:span><text:span text:style-name="T11"> </text:span><text:span text:style-name="T45">list</text:span><text:span text:style-name="T11"> </text:span><text:span text:style-name="T45">of</text:span><text:span text:style-name="T11"> </text:span><text:span text:style-name="T45">most</text:span><text:span text:style-name="T11"> </text:span><text:span text:style-name="T45">used</text:span><text:span text:style-name="T11"> </text:span><text:span text:style-name="T45">macros</text:span><text:span text:style-name="T11"> </text:span><text:span text:style-name="T45">in</text:span><text:span text:style-name="T11"> </text:span><text:span text:style-name="T45">SAI</text:span><text:span text:style-name="T11"> </text:span><text:span text:style-name="T45">HAL</text:span><text:span text:style-name="T11"> </text:span><text:span text:style-name="T45">driver</text:span><text:span text:style-name="T11"> </text:span><text:span text:style-name="T45">:</text:span></text:p>
      <text:p text:style-name="P45"><text:span text:style-name="T11"><text:s text:c="6"/></text:span><text:span text:style-name="T45">(+)</text:span><text:span text:style-name="T11"> </text:span><text:span text:style-name="T45">__HAL_SAI_ENABLE():</text:span><text:span text:style-name="T11"> </text:span><text:span text:style-name="T45">Enable</text:span><text:span text:style-name="T11"> </text:span><text:span text:style-name="T45">the</text:span><text:span text:style-name="T11"> </text:span><text:span text:style-name="T45">SAI</text:span><text:span text:style-name="T11"> </text:span><text:span text:style-name="T45">peripheral</text:span></text:p>
      <text:p text:style-name="P45"><text:span text:style-name="T11"><text:s text:c="6"/></text:span><text:span text:style-name="T45">(+)</text:span><text:span text:style-name="T11"> </text:span><text:span text:style-name="T45">__HAL_SAI_DISABLE():</text:span><text:span text:style-name="T11"> </text:span><text:span text:style-name="T45">Disable</text:span><text:span text:style-name="T11"> </text:span><text:span text:style-name="T45">the</text:span><text:span text:style-name="T11"> </text:span><text:span text:style-name="T45">SAI</text:span><text:span text:style-name="T11"> </text:span><text:span text:style-name="T45">peripheral</text:span></text:p>
      <text:p text:style-name="P45"><text:span text:style-name="T11"><text:s text:c="6"/></text:span><text:span text:style-name="T45">(+)</text:span><text:span text:style-name="T11"> </text:span><text:span text:style-name="T45">__HAL_SAI_ENABLE_IT():</text:span><text:span text:style-name="T11"> </text:span><text:span text:style-name="T45">Enable</text:span><text:span text:style-name="T11"> </text:span><text:span text:style-name="T45">the</text:span><text:span text:style-name="T11"> </text:span><text:span text:style-name="T45">specified</text:span><text:span text:style-name="T11"> </text:span><text:span text:style-name="T45">SAI</text:span><text:span text:style-name="T11"> </text:span><text:span text:style-name="T45">interrupts</text:span></text:p>
      <text:p text:style-name="P45"><text:span text:style-name="T11"><text:s text:c="6"/></text:span><text:span text:style-name="T45">(+)</text:span><text:span text:style-name="T11"> </text:span><text:span text:style-name="T45">__HAL_SAI_DISABLE_IT():</text:span><text:span text:style-name="T11"> </text:span><text:span text:style-name="T45">Disable</text:span><text:span text:style-name="T11"> </text:span><text:span text:style-name="T45">the</text:span><text:span text:style-name="T11"> </text:span><text:span text:style-name="T45">specified</text:span><text:span text:style-name="T11"> </text:span><text:span text:style-name="T45">SAI</text:span><text:span text:style-name="T11"> </text:span><text:span text:style-name="T45">interrupts</text:span></text:p>
      <text:p text:style-name="P45"><text:span text:style-name="T11"><text:s text:c="6"/></text:span><text:span text:style-name="T45">(+)</text:span><text:span text:style-name="T11"> </text:span><text:span text:style-name="T45">__HAL_SAI_GET_IT_SOURCE():</text:span><text:span text:style-name="T11"> </text:span><text:span text:style-name="T45">Check</text:span><text:span text:style-name="T11"> </text:span><text:span text:style-name="T45">if</text:span><text:span text:style-name="T11"> </text:span><text:span text:style-name="T45">the</text:span><text:span text:style-name="T11"> </text:span><text:span text:style-name="T45">specified</text:span><text:span text:style-name="T11"> </text:span><text:span text:style-name="T45">SAI</text:span><text:span text:style-name="T11"> </text:span><text:span text:style-name="T45">interrupt</text:span><text:span text:style-name="T11"> </text:span><text:span text:style-name="T45">source</text:span><text:span text:style-name="T11"> </text:span><text:span text:style-name="T45">is</text:span></text:p>
      <text:p text:style-name="P45"><text:span text:style-name="T11"><text:s text:c="10"/></text:span><text:span text:style-name="T45">enabled</text:span><text:span text:style-name="T11"> </text:span><text:span text:style-name="T45">or</text:span><text:span text:style-name="T11"> </text:span><text:span text:style-name="T45">disabled</text:span></text:p>
      <text:p text:style-name="P59"><text:span text:style-name="T11"><text:s text:c="6"/></text:span><text:span text:style-name="T45">(+)</text:span><text:span text:style-name="T11"> </text:span><text:span text:style-name="T45">__HAL_SAI_GET_FLAG():</text:span><text:span text:style-name="T11"> </text:span><text:span text:style-name="T45">Check</text:span><text:span text:style-name="T11"> </text:span><text:span text:style-name="T45">whether</text:span><text:span text:style-name="T11"> </text:span><text:span text:style-name="T45">the</text:span><text:span text:style-name="T11"> </text:span><text:span text:style-name="T45">specified</text:span><text:span text:style-name="T11"> </text:span><text:span text:style-name="T45">SAI</text:span><text:span text:style-name="T11"> </text:span><text:span text:style-name="T45">flag</text:span><text:span text:style-name="T11"> </text:span><text:span text:style-name="T45">is</text:span><text:span text:style-name="T11"> </text:span><text:span text:style-name="T45">set</text:span><text:span text:style-name="T11"> </text:span><text:span text:style-name="T45">or</text:span><text:span text:style-name="T11"> </text:span><text:span text:style-name="T45">not</text:span></text:p>
      <text:p text:style-name="P45"><text:span text:style-name="T11"><text:s text:c="4"/></text:span><text:span text:style-name="T45">***</text:span><text:span text:style-name="T11"> </text:span><text:span text:style-name="T45">Callback</text:span><text:span text:style-name="T11"> </text:span><text:span text:style-name="T45">registration</text:span><text:span text:style-name="T11"> </text:span><text:span text:style-name="T45">***</text:span></text:p>
      <text:p text:style-name="P45"><text:span text:style-name="T11"><text:s text:c="4"/></text:span><text:span text:style-name="T45">=============================</text:span></text:p>
      <text:p text:style-name="P45"><text:span text:style-name="T11"><text:s text:c="4"/></text:span><text:span text:style-name="T45">[..]</text:span></text:p>
      <text:p text:style-name="P45"><text:span text:style-name="T11"><text:s text:c="4"/></text:span><text:span text:style-name="T45">The</text:span><text:span text:style-name="T11"> </text:span><text:span text:style-name="T45">compilation</text:span><text:span text:style-name="T11"> </text:span><text:span text:style-name="T45">define</text:span><text:span text:style-name="T11"> </text:span><text:span text:style-name="T45">USE_HAL_SAI_REGISTER_CALLBACKS</text:span><text:span text:style-name="T11"> </text:span><text:span text:style-name="T45">when</text:span><text:span text:style-name="T11"> </text:span><text:span text:style-name="T45">set</text:span><text:span text:style-name="T11"> </text:span><text:span text:style-name="T45">to</text:span><text:span text:style-name="T11"> </text:span><text:span text:style-name="T45">1</text:span></text:p>
      <text:p text:style-name="P45"><text:span text:style-name="T11"><text:s text:c="4"/></text:span><text:span text:style-name="T45">allows</text:span><text:span text:style-name="T11"> </text:span><text:span text:style-name="T45">the</text:span><text:span text:style-name="T11"> </text:span><text:span text:style-name="T45">user</text:span><text:span text:style-name="T11"> </text:span><text:span text:style-name="T45">to</text:span><text:span text:style-name="T11"> </text:span><text:span text:style-name="T45">configure</text:span><text:span text:style-name="T11"> </text:span><text:span text:style-name="T45">dynamically</text:span><text:span text:style-name="T11"> </text:span><text:span text:style-name="T45">the</text:span><text:span text:style-name="T11"> </text:span><text:span text:style-name="T45">driver</text:span><text:span text:style-name="T11"> </text:span><text:span text:style-name="T45">callbacks.</text:span></text:p>
      <text:p text:style-name="P59"><text:span text:style-name="T11"><text:s text:c="4"/></text:span><text:span text:style-name="T45">Use</text:span><text:span text:style-name="T11"> </text:span><text:span text:style-name="T45">functions</text:span><text:span text:style-name="T11"> </text:span><text:span text:style-name="T45">HAL_SAI_RegisterCallback()</text:span><text:span text:style-name="T11"> </text:span><text:span text:style-name="T45">to</text:span><text:span text:style-name="T11"> </text:span><text:span text:style-name="T45">register</text:span><text:span text:style-name="T11"> </text:span><text:span text:style-name="T45">a</text:span><text:span text:style-name="T11"> </text:span><text:span text:style-name="T45">user</text:span><text:span text:style-name="T11"> </text:span><text:span text:style-name="T45">callback.</text:span></text:p>
      <text:p text:style-name="P45"><text:span text:style-name="T11"><text:s text:c="4"/></text:span><text:span text:style-name="T45">[..]</text:span></text:p>
      <text:p text:style-name="P45"><text:span text:style-name="T11"><text:s text:c="4"/></text:span><text:span text:style-name="T45">Function</text:span><text:span text:style-name="T11"> </text:span><text:span text:style-name="T45">HAL_SAI_RegisterCallback()</text:span><text:span text:style-name="T11"> </text:span><text:span text:style-name="T45">allows</text:span><text:span text:style-name="T11"> </text:span><text:span text:style-name="T45">to</text:span><text:span text:style-name="T11"> </text:span><text:span text:style-name="T45">register</text:span><text:span text:style-name="T11"> </text:span><text:span text:style-name="T45">following</text:span><text:span text:style-name="T11"> </text:span><text:span text:style-name="T45">callbacks:</text:span></text:p>
      <text:p text:style-name="P45"><text:span text:style-name="T11"><text:s text:c="6"/></text:span><text:span text:style-name="T45">(+)</text:span><text:span text:style-name="T11"> </text:span><text:span text:style-name="T45">RxCpltCallback</text:span><text:span text:style-name="T11"> <text:s text:c="4"/></text:span><text:span text:style-name="T45">:</text:span><text:span text:style-name="T11"> </text:span><text:span text:style-name="T45">SAI</text:span><text:span text:style-name="T11"> </text:span><text:span text:style-name="T45">receive</text:span><text:span text:style-name="T11"> </text:span><text:span text:style-name="T45">complete.</text:span></text:p>
      <text:p text:style-name="P45"><text:span text:style-name="T11"><text:s text:c="6"/></text:span><text:span text:style-name="T45">(+)</text:span><text:span text:style-name="T11"> </text:span><text:span text:style-name="T45">RxHalfCpltCallback</text:span><text:span text:style-name="T11"> </text:span><text:span text:style-name="T45">:</text:span><text:span text:style-name="T11"> </text:span><text:span text:style-name="T45">SAI</text:span><text:span text:style-name="T11"> </text:span><text:span text:style-name="T45">receive</text:span><text:span text:style-name="T11"> </text:span><text:span text:style-name="T45">half</text:span><text:span text:style-name="T11"> </text:span><text:span text:style-name="T45">complete.</text:span></text:p>
      <text:p text:style-name="P45"><text:span text:style-name="T11"><text:s text:c="6"/></text:span><text:span text:style-name="T45">(+)</text:span><text:span text:style-name="T11"> </text:span><text:span text:style-name="T45">TxCpltCallback</text:span><text:span text:style-name="T11"> <text:s text:c="4"/></text:span><text:span text:style-name="T45">:</text:span><text:span text:style-name="T11"> </text:span><text:span text:style-name="T45">SAI</text:span><text:span text:style-name="T11"> </text:span><text:span text:style-name="T45">transmit</text:span><text:span text:style-name="T11"> </text:span><text:span text:style-name="T45">complete.</text:span></text:p>
      <text:p text:style-name="P45"><text:span text:style-name="T11"><text:s text:c="6"/></text:span><text:span text:style-name="T45">(+)</text:span><text:span text:style-name="T11"> </text:span><text:span text:style-name="T45">TxHalfCpltCallback</text:span><text:span text:style-name="T11"> </text:span><text:span text:style-name="T45">:</text:span><text:span text:style-name="T11"> </text:span><text:span text:style-name="T45">SAI</text:span><text:span text:style-name="T11"> </text:span><text:span text:style-name="T45">transmit</text:span><text:span text:style-name="T11"> </text:span><text:span text:style-name="T45">half</text:span><text:span text:style-name="T11"> </text:span><text:span text:style-name="T45">complete.</text:span></text:p>
      <text:p text:style-name="P45"><text:span text:style-name="T11"><text:s text:c="6"/></text:span><text:span text:style-name="T45">(+)</text:span><text:span text:style-name="T11"> </text:span><text:span text:style-name="T45">ErrorCallback</text:span><text:span text:style-name="T11"> <text:s text:c="5"/></text:span><text:span text:style-name="T45">:</text:span><text:span text:style-name="T11"> </text:span><text:span text:style-name="T45">SAI</text:span><text:span text:style-name="T11"> </text:span><text:span text:style-name="T45">error.</text:span></text:p>
      <text:p text:style-name="P45"><text:span text:style-name="T11"><text:s text:c="6"/></text:span><text:span text:style-name="T45">(+)</text:span><text:span text:style-name="T11"> </text:span><text:span text:style-name="T45">MspInitCallback</text:span><text:span text:style-name="T11"> <text:s text:c="3"/></text:span><text:span text:style-name="T45">:</text:span><text:span text:style-name="T11"> </text:span><text:span text:style-name="T45">SAI</text:span><text:span text:style-name="T11"> </text:span><text:span text:style-name="T45">MspInit.</text:span></text:p>
      <text:p text:style-name="P45"><text:span text:style-name="T11"><text:s text:c="6"/></text:span><text:span text:style-name="T45">(+)</text:span><text:span text:style-name="T11"> </text:span><text:span text:style-name="T45">MspDeInitCallback</text:span><text:span text:style-name="T11"> <text:s/></text:span><text:span text:style-name="T45">:</text:span><text:span text:style-name="T11"> </text:span><text:span text:style-name="T45">SAI</text:span><text:span text:style-name="T11"> </text:span><text:span text:style-name="T45">MspDeInit.</text:span></text:p>
      <text:p text:style-name="P45"><text:span text:style-name="T11"><text:s text:c="4"/></text:span><text:span text:style-name="T45">[..]</text:span></text:p>
      <text:p text:style-name="P45"><text:span text:style-name="T11"><text:s text:c="4"/></text:span><text:span text:style-name="T45">This</text:span><text:span text:style-name="T11"> </text:span><text:span text:style-name="T45">function</text:span><text:span text:style-name="T11"> </text:span><text:span text:style-name="T45">takes</text:span><text:span text:style-name="T11"> </text:span><text:span text:style-name="T45">as</text:span><text:span text:style-name="T11"> </text:span><text:span text:style-name="T45">parameters</text:span><text:span text:style-name="T11"> </text:span><text:span text:style-name="T45">the</text:span><text:span text:style-name="T11"> </text:span><text:span text:style-name="T45">HAL</text:span><text:span text:style-name="T11"> </text:span><text:span text:style-name="T45">peripheral</text:span><text:span text:style-name="T11"> </text:span><text:span text:style-name="T45">handle,</text:span><text:span text:style-name="T11"> </text:span><text:span text:style-name="T45">the</text:span><text:span text:style-name="T11"> </text:span><text:span text:style-name="T45">callback</text:span><text:span text:style-name="T11"> </text:span><text:span text:style-name="T45">ID</text:span></text:p>
      <text:p text:style-name="P59"><text:span text:style-name="T11"><text:s text:c="4"/></text:span><text:span text:style-name="T45">and</text:span><text:span text:style-name="T11"> </text:span><text:span text:style-name="T45">a</text:span><text:span text:style-name="T11"> </text:span><text:span text:style-name="T45">pointer</text:span><text:span text:style-name="T11"> </text:span><text:span text:style-name="T45">to</text:span><text:span text:style-name="T11"> </text:span><text:span text:style-name="T45">the</text:span><text:span text:style-name="T11"> </text:span><text:span text:style-name="T45">user</text:span><text:span text:style-name="T11"> </text:span><text:span text:style-name="T45">callback</text:span><text:span text:style-name="T11"> </text:span><text:span text:style-name="T45">function.</text:span></text:p>
      <text:p text:style-name="P45"><text:span text:style-name="T11"><text:s text:c="4"/></text:span><text:span text:style-name="T45">[..]</text:span></text:p>
      <text:p text:style-name="P45"><text:span text:style-name="T11"><text:s text:c="4"/></text:span><text:span text:style-name="T45">Use</text:span><text:span text:style-name="T11"> </text:span><text:span text:style-name="T45">function</text:span><text:span text:style-name="T11"> </text:span><text:span text:style-name="T45">HAL_SAI_UnRegisterCallback()</text:span><text:span text:style-name="T11"> </text:span><text:span text:style-name="T45">to</text:span><text:span text:style-name="T11"> </text:span><text:span text:style-name="T45">reset</text:span><text:span text:style-name="T11"> </text:span><text:span text:style-name="T45">a</text:span><text:span text:style-name="T11"> </text:span><text:span text:style-name="T45">callback</text:span><text:span text:style-name="T11"> </text:span><text:span text:style-name="T45">to</text:span><text:span text:style-name="T11"> </text:span><text:span text:style-name="T45">the</text:span><text:span text:style-name="T11"> </text:span><text:span text:style-name="T45">default</text:span></text:p>
      <text:p text:style-name="P45"><text:span text:style-name="T11"><text:s text:c="4"/></text:span><text:span text:style-name="T45">weak</text:span><text:span text:style-name="T11"> </text:span><text:span text:style-name="T45">(surcharged)</text:span><text:span text:style-name="T11"> </text:span><text:span text:style-name="T45">function.</text:span></text:p>
      <text:p text:style-name="P45"><text:span text:style-name="T11"><text:s text:c="4"/></text:span><text:span text:style-name="T45">HAL_SAI_UnRegisterCallback()</text:span><text:span text:style-name="T11"> </text:span><text:span text:style-name="T45">takes</text:span><text:span text:style-name="T11"> </text:span><text:span text:style-name="T45">as</text:span><text:span text:style-name="T11"> </text:span><text:span text:style-name="T45">parameters</text:span><text:span text:style-name="T11"> </text:span><text:span text:style-name="T45">the</text:span><text:span text:style-name="T11"> </text:span><text:span text:style-name="T45">HAL</text:span><text:span text:style-name="T11"> </text:span><text:span text:style-name="T45">peripheral</text:span><text:span text:style-name="T11"> </text:span><text:span text:style-name="T45">handle,</text:span></text:p>
      <text:p text:style-name="P45"><text:span text:style-name="T11"><text:s text:c="4"/></text:span><text:span text:style-name="T45">and</text:span><text:span text:style-name="T11"> </text:span><text:span text:style-name="T45">the</text:span><text:span text:style-name="T11"> </text:span><text:span text:style-name="T45">callback</text:span><text:span text:style-name="T11"> </text:span><text:span text:style-name="T45">ID.</text:span></text:p>
      <text:p text:style-name="P45"><text:span text:style-name="T11"><text:s text:c="4"/></text:span><text:span text:style-name="T45">[..]</text:span></text:p>
      <text:p text:style-name="P45"><text:span text:style-name="T11"><text:s text:c="4"/></text:span><text:span text:style-name="T45">This</text:span><text:span text:style-name="T11"> </text:span><text:span text:style-name="T45">function</text:span><text:span text:style-name="T11"> </text:span><text:span text:style-name="T45">allows</text:span><text:span text:style-name="T11"> </text:span><text:span text:style-name="T45">to</text:span><text:span text:style-name="T11"> </text:span><text:span text:style-name="T45">reset</text:span><text:span text:style-name="T11"> </text:span><text:span text:style-name="T45">following</text:span><text:span text:style-name="T11"> </text:span><text:span text:style-name="T45">callbacks:</text:span></text:p>
      <text:p text:style-name="P45"><text:span text:style-name="T11"><text:s text:c="6"/></text:span><text:span text:style-name="T45">(+)</text:span><text:span text:style-name="T11"> </text:span><text:span text:style-name="T45">RxCpltCallback</text:span><text:span text:style-name="T11"> <text:s text:c="4"/></text:span><text:span text:style-name="T45">:</text:span><text:span text:style-name="T11"> </text:span><text:span text:style-name="T45">SAI</text:span><text:span text:style-name="T11"> </text:span><text:span text:style-name="T45">receive</text:span><text:span text:style-name="T11"> </text:span><text:span text:style-name="T45">complete.</text:span></text:p>
      <text:p text:style-name="P45"><text:span text:style-name="T11"><text:s text:c="6"/></text:span><text:span text:style-name="T45">(+)</text:span><text:span text:style-name="T11"> </text:span><text:span text:style-name="T45">RxHalfCpltCallback</text:span><text:span text:style-name="T11"> </text:span><text:span text:style-name="T45">:</text:span><text:span text:style-name="T11"> </text:span><text:span text:style-name="T45">SAI</text:span><text:span text:style-name="T11"> </text:span><text:span text:style-name="T45">receive</text:span><text:span text:style-name="T11"> </text:span><text:span text:style-name="T45">half</text:span><text:span text:style-name="T11"> </text:span><text:span text:style-name="T45">complete.</text:span></text:p>
      <text:p text:style-name="P45"><text:span text:style-name="T11"><text:s text:c="6"/></text:span><text:span text:style-name="T45">(+)</text:span><text:span text:style-name="T11"> </text:span><text:span text:style-name="T45">TxCpltCallback</text:span><text:span text:style-name="T11"> <text:s text:c="4"/></text:span><text:span text:style-name="T45">:</text:span><text:span text:style-name="T11"> </text:span><text:span text:style-name="T45">SAI</text:span><text:span text:style-name="T11"> </text:span><text:span text:style-name="T45">transmit</text:span><text:span text:style-name="T11"> </text:span><text:span text:style-name="T45">complete.</text:span></text:p>
      <text:p text:style-name="P45"><text:span text:style-name="T11"><text:s text:c="6"/></text:span><text:span text:style-name="T45">(+)</text:span><text:span text:style-name="T11"> </text:span><text:span text:style-name="T45">TxHalfCpltCallback</text:span><text:span text:style-name="T11"> </text:span><text:span text:style-name="T45">:</text:span><text:span text:style-name="T11"> </text:span><text:span text:style-name="T45">SAI</text:span><text:span text:style-name="T11"> </text:span><text:span text:style-name="T45">transmit</text:span><text:span text:style-name="T11"> </text:span><text:span text:style-name="T45">half</text:span><text:span text:style-name="T11"> </text:span><text:span text:style-name="T45">complete.</text:span></text:p>
      <text:p text:style-name="P45"><text:soft-page-break/><text:span text:style-name="T11"><text:s text:c="6"/></text:span><text:span text:style-name="T45">(+)</text:span><text:span text:style-name="T11"> </text:span><text:span text:style-name="T45">ErrorCallback</text:span><text:span text:style-name="T11"> <text:s text:c="5"/></text:span><text:span text:style-name="T45">:</text:span><text:span text:style-name="T11"> </text:span><text:span text:style-name="T45">SAI</text:span><text:span text:style-name="T11"> </text:span><text:span text:style-name="T45">error.</text:span></text:p>
      <text:p text:style-name="P45"><text:span text:style-name="T11"><text:s text:c="6"/></text:span><text:span text:style-name="T45">(+)</text:span><text:span text:style-name="T11"> </text:span><text:span text:style-name="T45">MspInitCallback</text:span><text:span text:style-name="T11"> <text:s text:c="3"/></text:span><text:span text:style-name="T45">:</text:span><text:span text:style-name="T11"> </text:span><text:span text:style-name="T45">SAI</text:span><text:span text:style-name="T11"> </text:span><text:span text:style-name="T45">MspInit.</text:span></text:p>
      <text:p text:style-name="P59"><text:span text:style-name="T11"><text:s text:c="6"/></text:span><text:span text:style-name="T45">(+)</text:span><text:span text:style-name="T11"> </text:span><text:span text:style-name="T45">MspDeInitCallback</text:span><text:span text:style-name="T11"> <text:s/></text:span><text:span text:style-name="T45">:</text:span><text:span text:style-name="T11"> </text:span><text:span text:style-name="T45">SAI</text:span><text:span text:style-name="T11"> </text:span><text:span text:style-name="T45">MspDeInit.</text:span></text:p>
      <text:p text:style-name="P45"><text:span text:style-name="T11"><text:s text:c="4"/></text:span><text:span text:style-name="T45">[..]</text:span></text:p>
      <text:p text:style-name="P45"><text:span text:style-name="T11"><text:s text:c="4"/></text:span><text:span text:style-name="T45">By</text:span><text:span text:style-name="T11"> </text:span><text:span text:style-name="T45">default,</text:span><text:span text:style-name="T11"> </text:span><text:span text:style-name="T45">after</text:span><text:span text:style-name="T11"> </text:span><text:span text:style-name="T45">the</text:span><text:span text:style-name="T11"> </text:span><text:span text:style-name="T45">HAL_SAI_Init</text:span><text:span text:style-name="T11"> </text:span><text:span text:style-name="T45">and</text:span><text:span text:style-name="T11"> </text:span><text:span text:style-name="T45">if</text:span><text:span text:style-name="T11"> </text:span><text:span text:style-name="T45">the</text:span><text:span text:style-name="T11"> </text:span><text:span text:style-name="T45">state</text:span><text:span text:style-name="T11"> </text:span><text:span text:style-name="T45">is</text:span><text:span text:style-name="T11"> </text:span><text:span text:style-name="T45">HAL_SAI_STATE_RESET</text:span></text:p>
      <text:p text:style-name="P45"><text:span text:style-name="T11"><text:s text:c="4"/></text:span><text:span text:style-name="T45">all</text:span><text:span text:style-name="T11"> </text:span><text:span text:style-name="T45">callbacks</text:span><text:span text:style-name="T11"> </text:span><text:span text:style-name="T45">are</text:span><text:span text:style-name="T11"> </text:span><text:span text:style-name="T45">reset</text:span><text:span text:style-name="T11"> </text:span><text:span text:style-name="T45">to</text:span><text:span text:style-name="T11"> </text:span><text:span text:style-name="T45">the</text:span><text:span text:style-name="T11"> </text:span><text:span text:style-name="T45">corresponding</text:span><text:span text:style-name="T11"> </text:span><text:span text:style-name="T45">legacy</text:span><text:span text:style-name="T11"> </text:span><text:span text:style-name="T45">weak</text:span><text:span text:style-name="T11"> </text:span><text:span text:style-name="T45">(surcharged)</text:span><text:span text:style-name="T11"> </text:span><text:span text:style-name="T45">functions:</text:span></text:p>
      <text:p text:style-name="P45"><text:span text:style-name="T11"><text:s text:c="4"/></text:span><text:span text:style-name="T45">examples</text:span><text:span text:style-name="T11"> </text:span><text:span text:style-name="T45">HAL_SAI_RxCpltCallback(),</text:span><text:span text:style-name="T11"> </text:span><text:span text:style-name="T45">HAL_SAI_ErrorCallback().</text:span></text:p>
      <text:p text:style-name="P45"><text:span text:style-name="T11"><text:s text:c="4"/></text:span><text:span text:style-name="T45">Exception</text:span><text:span text:style-name="T11"> </text:span><text:span text:style-name="T45">done</text:span><text:span text:style-name="T11"> </text:span><text:span text:style-name="T45">for</text:span><text:span text:style-name="T11"> </text:span><text:span text:style-name="T45">MspInit</text:span><text:span text:style-name="T11"> </text:span><text:span text:style-name="T45">and</text:span><text:span text:style-name="T11"> </text:span><text:span text:style-name="T45">MspDeInit</text:span><text:span text:style-name="T11"> </text:span><text:span text:style-name="T45">callbacks</text:span><text:span text:style-name="T11"> </text:span><text:span text:style-name="T45">that</text:span><text:span text:style-name="T11"> </text:span><text:span text:style-name="T45">are</text:span><text:span text:style-name="T11"> </text:span><text:span text:style-name="T45">respectively</text:span></text:p>
      <text:p text:style-name="P45"><text:span text:style-name="T11"><text:s text:c="4"/></text:span><text:span text:style-name="T45">reset</text:span><text:span text:style-name="T11"> </text:span><text:span text:style-name="T45">to</text:span><text:span text:style-name="T11"> </text:span><text:span text:style-name="T45">the</text:span><text:span text:style-name="T11"> </text:span><text:span text:style-name="T45">legacy</text:span><text:span text:style-name="T11"> </text:span><text:span text:style-name="T45">weak</text:span><text:span text:style-name="T11"> </text:span><text:span text:style-name="T45">(surcharged)</text:span><text:span text:style-name="T11"> </text:span><text:span text:style-name="T45">functions</text:span><text:span text:style-name="T11"> </text:span><text:span text:style-name="T45">in</text:span><text:span text:style-name="T11"> </text:span><text:span text:style-name="T45">the</text:span><text:span text:style-name="T11"> </text:span><text:span text:style-name="T45">HAL_SAI_Init</text:span></text:p>
      <text:p text:style-name="P45"><text:span text:style-name="T11"><text:s text:c="4"/></text:span><text:span text:style-name="T45">and</text:span><text:span text:style-name="T11"> </text:span><text:span text:style-name="T45">HAL_SAI_DeInit</text:span><text:span text:style-name="T11"> </text:span><text:span text:style-name="T45">only</text:span><text:span text:style-name="T11"> </text:span><text:span text:style-name="T45">when</text:span><text:span text:style-name="T11"> </text:span><text:span text:style-name="T45">these</text:span><text:span text:style-name="T11"> </text:span><text:span text:style-name="T45">callbacks</text:span><text:span text:style-name="T11"> </text:span><text:span text:style-name="T45">are</text:span><text:span text:style-name="T11"> </text:span><text:span text:style-name="T45">null</text:span><text:span text:style-name="T11"> </text:span><text:span text:style-name="T45">(not</text:span><text:span text:style-name="T11"> </text:span><text:span text:style-name="T45">registered</text:span><text:span text:style-name="T11"> </text:span><text:span text:style-name="T45">beforehand).</text:span></text:p>
      <text:p text:style-name="P45"><text:span text:style-name="T11"><text:s text:c="4"/></text:span><text:span text:style-name="T45">If</text:span><text:span text:style-name="T11"> </text:span><text:span text:style-name="T45">not,</text:span><text:span text:style-name="T11"> </text:span><text:span text:style-name="T45">MspInit</text:span><text:span text:style-name="T11"> </text:span><text:span text:style-name="T45">or</text:span><text:span text:style-name="T11"> </text:span><text:span text:style-name="T45">MspDeInit</text:span><text:span text:style-name="T11"> </text:span><text:span text:style-name="T45">are</text:span><text:span text:style-name="T11"> </text:span><text:span text:style-name="T45">not</text:span><text:span text:style-name="T11"> </text:span><text:span text:style-name="T45">null,</text:span><text:span text:style-name="T11"> </text:span><text:span text:style-name="T45">the</text:span><text:span text:style-name="T11"> </text:span><text:span text:style-name="T45">HAL_SAI_Init</text:span><text:span text:style-name="T11"> </text:span><text:span text:style-name="T45">and</text:span><text:span text:style-name="T11"> </text:span><text:span text:style-name="T45">HAL_SAI_DeInit</text:span></text:p>
      <text:p text:style-name="P59"><text:span text:style-name="T11"><text:s text:c="4"/></text:span><text:span text:style-name="T45">keep</text:span><text:span text:style-name="T11"> </text:span><text:span text:style-name="T45">and</text:span><text:span text:style-name="T11"> </text:span><text:span text:style-name="T45">use</text:span><text:span text:style-name="T11"> </text:span><text:span text:style-name="T45">the</text:span><text:span text:style-name="T11"> </text:span><text:span text:style-name="T45">user</text:span><text:span text:style-name="T11"> </text:span><text:span text:style-name="T45">MspInit/MspDeInit</text:span><text:span text:style-name="T11"> </text:span><text:span text:style-name="T45">callbacks</text:span><text:span text:style-name="T11"> </text:span><text:span text:style-name="T45">(registered</text:span><text:span text:style-name="T11"> </text:span><text:span text:style-name="T45">beforehand).</text:span></text:p>
      <text:p text:style-name="P45"><text:span text:style-name="T11"><text:s text:c="4"/></text:span><text:span text:style-name="T45">[..]</text:span></text:p>
      <text:p text:style-name="P45"><text:span text:style-name="T11"><text:s text:c="4"/></text:span><text:span text:style-name="T45">Callbacks</text:span><text:span text:style-name="T11"> </text:span><text:span text:style-name="T45">can</text:span><text:span text:style-name="T11"> </text:span><text:span text:style-name="T45">be</text:span><text:span text:style-name="T11"> </text:span><text:span text:style-name="T45">registered/unregistered</text:span><text:span text:style-name="T11"> </text:span><text:span text:style-name="T45">in</text:span><text:span text:style-name="T11"> </text:span><text:span text:style-name="T45">READY</text:span><text:span text:style-name="T11"> </text:span><text:span text:style-name="T45">state</text:span><text:span text:style-name="T11"> </text:span><text:span text:style-name="T45">only.</text:span></text:p>
      <text:p text:style-name="P45"><text:span text:style-name="T11"><text:s text:c="4"/></text:span><text:span text:style-name="T45">Exception</text:span><text:span text:style-name="T11"> </text:span><text:span text:style-name="T45">done</text:span><text:span text:style-name="T11"> </text:span><text:span text:style-name="T45">for</text:span><text:span text:style-name="T11"> </text:span><text:span text:style-name="T45">MspInit/MspDeInit</text:span><text:span text:style-name="T11"> </text:span><text:span text:style-name="T45">callbacks</text:span><text:span text:style-name="T11"> </text:span><text:span text:style-name="T45">that</text:span><text:span text:style-name="T11"> </text:span><text:span text:style-name="T45">can</text:span><text:span text:style-name="T11"> </text:span><text:span text:style-name="T45">be</text:span><text:span text:style-name="T11"> </text:span><text:span text:style-name="T45">registered/unregistered</text:span></text:p>
      <text:p text:style-name="P45"><text:span text:style-name="T11"><text:s text:c="4"/></text:span><text:span text:style-name="T45">in</text:span><text:span text:style-name="T11"> </text:span><text:span text:style-name="T45">READY</text:span><text:span text:style-name="T11"> </text:span><text:span text:style-name="T45">or</text:span><text:span text:style-name="T11"> </text:span><text:span text:style-name="T45">RESET</text:span><text:span text:style-name="T11"> </text:span><text:span text:style-name="T45">state,</text:span><text:span text:style-name="T11"> </text:span><text:span text:style-name="T45">thus</text:span><text:span text:style-name="T11"> </text:span><text:span text:style-name="T45">registered</text:span><text:span text:style-name="T11"> </text:span><text:span text:style-name="T45">(user)</text:span><text:span text:style-name="T11"> </text:span><text:span text:style-name="T45">MspInit/DeInit</text:span><text:span text:style-name="T11"> </text:span><text:span text:style-name="T45">callbacks</text:span><text:span text:style-name="T11"> </text:span><text:span text:style-name="T45">can</text:span><text:span text:style-name="T11"> </text:span><text:span text:style-name="T45">be</text:span><text:span text:style-name="T11"> </text:span><text:span text:style-name="T45">used</text:span></text:p>
      <text:p text:style-name="P45"><text:span text:style-name="T11"><text:s text:c="4"/></text:span><text:span text:style-name="T45">during</text:span><text:span text:style-name="T11"> </text:span><text:span text:style-name="T45">the</text:span><text:span text:style-name="T11"> </text:span><text:span text:style-name="T45">Init/DeInit.</text:span></text:p>
      <text:p text:style-name="P45"><text:span text:style-name="T11"><text:s text:c="4"/></text:span><text:span text:style-name="T45">In</text:span><text:span text:style-name="T11"> </text:span><text:span text:style-name="T45">that</text:span><text:span text:style-name="T11"> </text:span><text:span text:style-name="T45">case</text:span><text:span text:style-name="T11"> </text:span><text:span text:style-name="T45">first</text:span><text:span text:style-name="T11"> </text:span><text:span text:style-name="T45">register</text:span><text:span text:style-name="T11"> </text:span><text:span text:style-name="T45">the</text:span><text:span text:style-name="T11"> </text:span><text:span text:style-name="T45">MspInit/MspDeInit</text:span><text:span text:style-name="T11"> </text:span><text:span text:style-name="T45">user</text:span><text:span text:style-name="T11"> </text:span><text:span text:style-name="T45">callbacks</text:span></text:p>
      <text:p text:style-name="P45"><text:span text:style-name="T11"><text:s text:c="4"/></text:span><text:span text:style-name="T45">using</text:span><text:span text:style-name="T11"> </text:span><text:span text:style-name="T45">HAL_SAI_RegisterCallback</text:span><text:span text:style-name="T11"> </text:span><text:span text:style-name="T45">before</text:span><text:span text:style-name="T11"> </text:span><text:span text:style-name="T45">calling</text:span><text:span text:style-name="T11"> </text:span><text:span text:style-name="T45">HAL_SAI_DeInit</text:span></text:p>
      <text:p text:style-name="P59"><text:span text:style-name="T11"><text:s text:c="4"/></text:span><text:span text:style-name="T45">or</text:span><text:span text:style-name="T11"> </text:span><text:span text:style-name="T45">HAL_SAI_Init</text:span><text:span text:style-name="T11"> </text:span><text:span text:style-name="T45">function.</text:span></text:p>
      <text:p text:style-name="P45"><text:span text:style-name="T11"><text:s text:c="4"/></text:span><text:span text:style-name="T45">[..]</text:span></text:p>
      <text:p text:style-name="P45"><text:span text:style-name="T11"><text:s text:c="4"/></text:span><text:span text:style-name="T45">When</text:span><text:span text:style-name="T11"> </text:span><text:span text:style-name="T45">the</text:span><text:span text:style-name="T11"> </text:span><text:span text:style-name="T45">compilation</text:span><text:span text:style-name="T11"> </text:span><text:span text:style-name="T45">define</text:span><text:span text:style-name="T11"> </text:span><text:span text:style-name="T45">USE_HAL_SAI_REGISTER_CALLBACKS</text:span><text:span text:style-name="T11"> </text:span><text:span text:style-name="T45">is</text:span><text:span text:style-name="T11"> </text:span><text:span text:style-name="T45">set</text:span><text:span text:style-name="T11"> </text:span><text:span text:style-name="T45">to</text:span><text:span text:style-name="T11"> </text:span><text:span text:style-name="T45">0</text:span><text:span text:style-name="T11"> </text:span><text:span text:style-name="T45">or</text:span></text:p>
      <text:p text:style-name="P45"><text:span text:style-name="T11"><text:s text:c="4"/></text:span><text:span text:style-name="T45">not</text:span><text:span text:style-name="T11"> </text:span><text:span text:style-name="T45">defined,</text:span><text:span text:style-name="T11"> </text:span><text:span text:style-name="T45">the</text:span><text:span text:style-name="T11"> </text:span><text:span text:style-name="T45">callback</text:span><text:span text:style-name="T11"> </text:span><text:span text:style-name="T45">registering</text:span><text:span text:style-name="T11"> </text:span><text:span text:style-name="T45">feature</text:span><text:span text:style-name="T11"> </text:span><text:span text:style-name="T45">is</text:span><text:span text:style-name="T11"> </text:span><text:span text:style-name="T45">not</text:span><text:span text:style-name="T11"> </text:span><text:span text:style-name="T45">available</text:span></text:p>
      <text:p text:style-name="P45"><text:span text:style-name="T11"><text:s text:c="4"/></text:span><text:span text:style-name="T45">and</text:span><text:span text:style-name="T11"> </text:span><text:span text:style-name="T45">weak</text:span><text:span text:style-name="T11"> </text:span><text:span text:style-name="T45">(surcharged)</text:span><text:span text:style-name="T11"> </text:span><text:span text:style-name="T45">callbacks</text:span><text:span text:style-name="T11"> </text:span><text:span text:style-name="T45">are</text:span><text:span text:style-name="T11"> </text:span><text:span text:style-name="T45">used.</text:span></text:p>
      <text:p text:style-name="P75"><text:span text:style-name="T84"/></text:p>
      <text:p text:style-name="P2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7-08T16:38:24.235286298</dc:date>
    <meta:editing-duration>P1DT11H25M23S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7" meta:paragraph-count="296" meta:word-count="1668" meta:character-count="14232" meta:non-whitespace-character-count="11552"/>
  </office:meta>
</office:document-meta>
</file>